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list-format-name="NLF0" style:num-format="1" text:start-value="3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Обычный" style:master-page-name="MP0" style:family="paragraph">
      <style:paragraph-properties fo:break-before="page" fo:text-align="center" fo:margin-top="0.1666in" fo:margin-bottom="0.1666in"/>
    </style:style>
    <style:style style:name="T3" style:parent-style-name="Основнойшрифтабзаца" style:family="text">
      <style:text-properties style:font-name-asian="MS Mincho" style:font-name-complex="Times New Roman" fo:font-weight="bold" style:font-weight-asian="bold" style:font-weight-complex="bold" fo:font-size="16pt" style:font-size-asian="16pt" style:font-size-complex="16pt"/>
    </style:style>
    <style:style style:name="P4" style:parent-style-name="Обычный" style:family="paragraph">
      <style:paragraph-properties fo:text-align="center" fo:margin-top="0.1666in" fo:margin-bottom="0.1666in"/>
      <style:text-properties style:font-name-asian="MS Mincho" style:font-name-complex="Times New Roman" fo:font-weight="bold" style:font-weight-asian="bold" style:font-weight-complex="bold" fo:font-size="14pt" style:font-size-asian="14pt" style:font-size-complex="14pt"/>
    </style:style>
    <style:style style:name="P5"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6"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7"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8"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9"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10"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11"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12"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13" style:parent-style-name="Обычный" style:family="paragraph">
      <style:paragraph-properties fo:text-align="justify"/>
      <style:text-properties style:font-name-asian="MS Mincho" style:font-name-complex="Times New Roman" fo:font-size="14pt" style:font-size-asian="14pt" style:font-size-complex="14pt"/>
    </style:style>
    <style:style style:name="P14" style:parent-style-name="Заголовок2" style:family="paragraph">
      <style:paragraph-properties fo:text-align="justify" fo:margin-top="0.2076in" fo:margin-bottom="0.2076in"/>
      <style:text-properties style:font-name="Times New Roman" style:font-name-asian="MS Mincho" fo:font-weight="bold" style:font-weight-asian="bold" style:font-weight-complex="bold" style:use-window-font-color="true" fo:font-size="14pt" style:font-size-asian="14pt" style:font-size-complex="14pt"/>
    </style:style>
    <style:style style:name="P15" style:parent-style-name="Заголовок2" style:family="paragraph">
      <style:paragraph-properties fo:text-align="justify" fo:margin-top="0.2076in" fo:margin-bottom="0.2076in"/>
      <style:text-properties style:font-name="Times New Roman" style:font-name-asian="MS Mincho" fo:font-weight="bold" style:font-weight-asian="bold" style:font-weight-complex="bold" style:use-window-font-color="true" fo:font-size="14pt" style:font-size-asian="14pt" style:font-size-complex="14pt"/>
    </style:style>
    <style:style style:name="P16" style:parent-style-name="Заголовок2" style:family="paragraph">
      <style:paragraph-properties fo:text-align="justify" fo:margin-top="0.2076in" fo:margin-bottom="0.2076in"/>
      <style:text-properties style:font-name="Times New Roman" style:font-name-asian="MS Mincho" fo:font-weight="bold" style:font-weight-asian="bold" style:font-weight-complex="bold" style:use-window-font-color="true" fo:font-size="14pt" style:font-size-asian="14pt" style:font-size-complex="14pt"/>
    </style:style>
    <style:style style:name="P17" style:parent-style-name="Заголовок2" style:family="paragraph">
      <style:paragraph-properties fo:text-align="justify" fo:margin-top="0.2076in" fo:margin-bottom="0.2076in"/>
      <style:text-properties style:font-name="Times New Roman" style:font-name-asian="MS Mincho" fo:font-weight="bold" style:font-weight-asian="bold" style:font-weight-complex="bold" style:use-window-font-color="true" fo:font-size="14pt" style:font-size-asian="14pt" style:font-size-complex="14pt"/>
    </style:style>
    <style:style style:name="P18" style:parent-style-name="Обычный" style:family="paragraph">
      <style:paragraph-properties fo:text-align="justify"/>
      <style:text-properties style:font-name-complex="Times New Roman" fo:font-size="14pt" style:font-size-asian="14pt" style:font-size-complex="14pt"/>
    </style:style>
    <style:style style:name="P19" style:parent-style-name="Обычный" style:family="paragraph">
      <style:paragraph-properties fo:text-align="justify"/>
      <style:text-properties style:font-name-complex="Times New Roman" fo:font-size="14pt" style:font-size-asian="14pt" style:font-size-complex="14pt"/>
    </style:style>
    <style:style style:name="P20" style:parent-style-name="Заголовок2" style:family="paragraph">
      <style:paragraph-properties fo:text-align="justify" fo:margin-top="0.2076in" fo:margin-bottom="0.2076in"/>
      <style:text-properties style:font-name="Times New Roman" style:font-name-asian="MS Mincho" fo:font-weight="bold" style:font-weight-asian="bold" style:font-weight-complex="bold" style:use-window-font-color="true" fo:font-size="14pt" style:font-size-asian="14pt" style:font-size-complex="14pt" fo:language="en" fo:country="US"/>
    </style:style>
    <style:style style:name="P21" style:parent-style-name="Обычный" style:family="paragraph">
      <style:text-properties style:font-name-asian="MS Mincho" fo:language="en" fo:country="US"/>
    </style:style>
    <style:style style:name="P22" style:parent-style-name="Заголовок2" style:family="paragraph">
      <style:paragraph-properties fo:text-align="justify" fo:margin-top="0.2076in" fo:margin-bottom="0.2076in"/>
      <style:text-properties style:font-name="Times New Roman" style:font-name-asian="MS Mincho" fo:font-weight="bold" style:font-weight-asian="bold" style:font-weight-complex="bold" style:use-window-font-color="true" fo:font-size="14pt" style:font-size-asian="14pt" style:font-size-complex="14pt"/>
    </style:style>
    <style:style style:name="TableColumn24" style:family="table-column">
      <style:table-column-properties style:column-width="6.5958in"/>
    </style:style>
    <style:style style:name="Table23" style:family="table">
      <style:table-properties style:width="6.5958in" fo:margin-left="-0.1972in" table:align="left"/>
    </style:style>
    <style:style style:name="TableRow25" style:family="table-row">
      <style:table-row-properties style:min-row-height="0.3993in"/>
    </style:style>
    <style:style style:name="TableCell26" style:family="table-cell">
      <style:table-cell-properties fo:border-top="none" fo:border-left="none" fo:border-bottom="0.0069in solid #7F7F7F" fo:border-right="none" style:writing-mode="lr-tb" fo:padding-top="0in" fo:padding-left="0.075in" fo:padding-bottom="0in" fo:padding-right="0.075in"/>
    </style:style>
    <style:style style:name="P27" style:parent-style-name="Обычный" style:family="paragraph">
      <style:paragraph-properties fo:text-align="justify" fo:margin-top="0.1666in" fo:margin-bottom="0.1666in" fo:line-height="100%"/>
    </style:style>
    <style:style style:name="T28" style:parent-style-name="Основнойшрифтабзаца" style:family="text">
      <style:text-properties style:font-name-asian="MS Mincho" style:font-name-complex="Times New Roman" fo:font-weight="bold" style:font-weight-asian="bold" style:font-weight-complex="bold" fo:text-transform="uppercase" fo:font-size="11pt" style:font-size-asian="11pt" style:font-size-complex="11pt"/>
    </style:style>
    <style:style style:name="T29" style:parent-style-name="Основнойшрифтабзаца" style:family="text">
      <style:text-properties style:font-name-asian="MS Mincho" style:font-name-complex="Times New Roman" fo:font-weight="bold" style:font-weight-asian="bold" style:font-weight-complex="bold" fo:text-transform="uppercase" fo:font-size="11pt" style:font-size-asian="11pt" style:font-size-complex="11pt"/>
    </style:style>
    <style:style style:name="T30" style:parent-style-name="Основнойшрифтабзаца" style:family="text">
      <style:text-properties style:font-name-asian="MS Mincho" style:font-name-complex="Times New Roman" fo:font-weight="bold" style:font-weight-asian="bold" style:font-weight-complex="bold" fo:text-transform="uppercase" fo:font-size="11pt" style:font-size-asian="11pt" style:font-size-complex="11pt" fo:language="en" fo:country="US"/>
    </style:style>
    <style:style style:name="T31" style:parent-style-name="Основнойшрифтабзаца" style:family="text">
      <style:text-properties style:font-name-asian="MS Mincho" style:font-name-complex="Times New Roman" fo:font-weight="bold" style:font-weight-asian="bold" style:font-weight-complex="bold" fo:text-transform="uppercase" fo:font-size="11pt" style:font-size-asian="11pt" style:font-size-complex="11pt"/>
    </style:style>
    <style:style style:name="TableRow32" style:family="table-row">
      <style:table-row-properties/>
    </style:style>
    <style:style style:name="TableCell33" style:family="table-cell">
      <style:table-cell-properties fo:border-top="none" fo:border-left="none" fo:border-bottom="none" fo:border-right="0.0069in solid #7F7F7F" fo:background-color="#F2F2F2" style:writing-mode="lr-tb" fo:padding-top="0in" fo:padding-left="0.075in" fo:padding-bottom="0in" fo:padding-right="0.075in">
        <style:background-fill draw:fill="solid" draw:fill-color="#F2F2F2"/>
      </style:table-cell-properties>
    </style:style>
    <style:style style:name="P34" style:parent-style-name="Абзацсписка" style:family="paragraph">
      <style:paragraph-properties fo:text-align="justify" fo:margin-top="0.1666in" fo:margin-bottom="0.1666in" fo:line-height="100%"/>
    </style:style>
    <style:style style:name="T35" style:parent-style-name="Основнойшрифтабзаца" style:family="text">
      <style:text-properties style:font-name-asian="MS Mincho" style:font-name-complex="Times New Roman" fo:font-weight="bold" style:font-weight-asian="bold" style:font-weight-complex="bold" fo:text-transform="uppercase"/>
    </style:style>
    <style:style style:name="T36" style:parent-style-name="Основнойшрифтабзаца" style:family="text">
      <style:text-properties style:font-name-asian="MS Mincho" style:font-name-complex="Times New Roman" fo:font-weight="bold" style:font-weight-asian="bold" style:font-weight-complex="bold" fo:text-transform="uppercase"/>
    </style:style>
    <style:style style:name="T37" style:parent-style-name="Основнойшрифтабзаца" style:family="text">
      <style:text-properties style:font-name-asian="MS Mincho" style:font-name-complex="Times New Roman" fo:font-weight="bold" style:font-weight-asian="bold" style:font-weight-complex="bold" fo:text-transform="uppercase" fo:language="en" fo:country="US"/>
    </style:style>
    <style:style style:name="T38" style:parent-style-name="Основнойшрифтабзаца" style:family="text">
      <style:text-properties style:font-name-asian="MS Mincho" style:font-name-complex="Times New Roman" fo:font-weight="bold" style:font-weight-asian="bold" style:font-weight-complex="bold" fo:text-transform="uppercase"/>
    </style:style>
    <style:style style:name="TableRow39" style:family="table-row">
      <style:table-row-properties/>
    </style:style>
    <style:style style:name="TableCell40" style:family="table-cell">
      <style:table-cell-properties fo:border-top="none" fo:border-left="none" fo:border-bottom="none" fo:border-right="0.0069in solid #7F7F7F" style:writing-mode="lr-tb" fo:padding-top="0in" fo:padding-left="0.075in" fo:padding-bottom="0in" fo:padding-right="0.075in"/>
    </style:style>
    <style:style style:name="P41" style:parent-style-name="Абзацсписка" style:family="paragraph">
      <style:paragraph-properties fo:text-align="justify" fo:margin-top="0.1666in" fo:margin-bottom="0.1666in" fo:line-height="100%"/>
    </style:style>
    <style:style style:name="T42" style:parent-style-name="Основнойшрифтабзаца" style:family="text">
      <style:text-properties style:font-name-asian="MS Mincho" style:font-name-complex="Times New Roman" fo:font-weight="bold" style:font-weight-asian="bold" style:font-weight-complex="bold" fo:text-transform="uppercase"/>
    </style:style>
    <style:style style:name="T43" style:parent-style-name="Основнойшрифтабзаца" style:family="text">
      <style:text-properties style:font-name-asian="MS Mincho" style:font-name-complex="Times New Roman" fo:font-weight="bold" style:font-weight-asian="bold" style:font-weight-complex="bold" fo:text-transform="uppercase"/>
    </style:style>
    <style:style style:name="T44" style:parent-style-name="Основнойшрифтабзаца" style:family="text">
      <style:text-properties style:font-name-asian="MS Mincho" style:font-name-complex="Times New Roman" fo:font-weight="bold" style:font-weight-asian="bold" style:font-weight-complex="bold" fo:text-transform="uppercase" fo:language="en" fo:country="US"/>
    </style:style>
    <style:style style:name="T45" style:parent-style-name="Основнойшрифтабзаца" style:family="text">
      <style:text-properties style:font-name-asian="MS Mincho" style:font-name-complex="Times New Roman" fo:font-weight="bold" style:font-weight-asian="bold" style:font-weight-complex="bold" fo:text-transform="uppercase"/>
    </style:style>
    <style:style style:name="TableRow46" style:family="table-row">
      <style:table-row-properties/>
    </style:style>
    <style:style style:name="TableCell47" style:family="table-cell">
      <style:table-cell-properties fo:border-top="none" fo:border-left="none" fo:border-bottom="none" fo:border-right="0.0069in solid #7F7F7F" fo:background-color="#F2F2F2" style:writing-mode="lr-tb" fo:padding-top="0in" fo:padding-left="0.075in" fo:padding-bottom="0in" fo:padding-right="0.075in">
        <style:background-fill draw:fill="solid" draw:fill-color="#F2F2F2"/>
      </style:table-cell-properties>
    </style:style>
    <style:style style:name="P48" style:parent-style-name="Обычный" style:family="paragraph">
      <style:paragraph-properties fo:text-align="justify" fo:margin-top="0.1666in" fo:margin-bottom="0.1666in" fo:line-height="100%"/>
      <style:text-properties style:font-name-asian="MS Mincho" style:font-name-complex="Times New Roman" fo:font-weight="bold" style:font-weight-asian="bold" style:font-weight-complex="bold" fo:text-transform="uppercase"/>
    </style:style>
    <style:style style:name="TableRow49" style:family="table-row">
      <style:table-row-properties/>
    </style:style>
    <style:style style:name="TableCell50" style:family="table-cell">
      <style:table-cell-properties fo:border-top="none" fo:border-left="none" fo:border-bottom="none" fo:border-right="0.0069in solid #7F7F7F" style:writing-mode="lr-tb" fo:padding-top="0in" fo:padding-left="0.075in" fo:padding-bottom="0in" fo:padding-right="0.075in"/>
    </style:style>
    <style:style style:name="P51" style:parent-style-name="Обычный" style:family="paragraph">
      <style:paragraph-properties fo:text-align="justify" fo:margin-top="0.1666in" fo:margin-bottom="0.1666in" fo:line-height="100%"/>
      <style:text-properties style:font-name-asian="MS Mincho" style:font-name-complex="Times New Roman" fo:font-weight="bold" style:font-weight-asian="bold" style:font-weight-complex="bold" fo:text-transform="uppercase"/>
    </style:style>
    <style:style style:name="TableRow52" style:family="table-row">
      <style:table-row-properties/>
    </style:style>
    <style:style style:name="TableCell53" style:family="table-cell">
      <style:table-cell-properties fo:border-top="none" fo:border-left="none" fo:border-bottom="none" fo:border-right="0.0069in solid #7F7F7F" fo:background-color="#F2F2F2" style:writing-mode="lr-tb" fo:padding-top="0in" fo:padding-left="0.075in" fo:padding-bottom="0in" fo:padding-right="0.075in">
        <style:background-fill draw:fill="solid" draw:fill-color="#F2F2F2"/>
      </style:table-cell-properties>
    </style:style>
    <style:style style:name="P54" style:parent-style-name="Обычный" style:family="paragraph">
      <style:paragraph-properties fo:text-align="justify" fo:margin-top="0.1666in" fo:margin-bottom="0.1666in" fo:line-height="100%"/>
      <style:text-properties style:font-name-asian="MS Mincho" style:font-name-complex="Times New Roman" fo:font-weight="bold" style:font-weight-asian="bold" style:font-weight-complex="bold" fo:text-transform="uppercase"/>
    </style:style>
    <style:style style:name="TableRow55" style:family="table-row">
      <style:table-row-properties/>
    </style:style>
    <style:style style:name="TableCell56" style:family="table-cell">
      <style:table-cell-properties fo:border-top="none" fo:border-left="none" fo:border-bottom="none" fo:border-right="0.0069in solid #7F7F7F" style:writing-mode="lr-tb" fo:padding-top="0in" fo:padding-left="0.075in" fo:padding-bottom="0in" fo:padding-right="0.075in"/>
    </style:style>
    <style:style style:name="P57" style:parent-style-name="Обычный" style:family="paragraph">
      <style:paragraph-properties fo:text-align="justify" fo:margin-top="0.1666in" fo:margin-bottom="0.1666in" fo:line-height="100%"/>
      <style:text-properties style:font-name-asian="MS Mincho" style:font-name-complex="Times New Roman" fo:font-weight="bold" style:font-weight-asian="bold" style:font-weight-complex="bold" fo:text-transform="uppercase"/>
    </style:style>
    <style:style style:name="TableRow58" style:family="table-row">
      <style:table-row-properties/>
    </style:style>
    <style:style style:name="TableCell59" style:family="table-cell">
      <style:table-cell-properties fo:border-top="none" fo:border-left="none" fo:border-bottom="none" fo:border-right="0.0069in solid #7F7F7F" fo:background-color="#F2F2F2" style:writing-mode="lr-tb" fo:padding-top="0in" fo:padding-left="0.075in" fo:padding-bottom="0in" fo:padding-right="0.075in">
        <style:background-fill draw:fill="solid" draw:fill-color="#F2F2F2"/>
      </style:table-cell-properties>
    </style:style>
    <style:style style:name="P60" style:parent-style-name="Обычный" style:family="paragraph">
      <style:paragraph-properties fo:text-align="justify" fo:margin-top="0.1666in" fo:margin-bottom="0.1666in" fo:line-height="100%"/>
      <style:text-properties style:font-name-asian="MS Mincho" style:font-name-complex="Times New Roman" fo:font-weight="bold" style:font-weight-asian="bold" style:font-weight-complex="bold" fo:text-transform="uppercase"/>
    </style:style>
    <style:style style:name="TableRow61" style:family="table-row">
      <style:table-row-properties/>
    </style:style>
    <style:style style:name="TableCell62" style:family="table-cell">
      <style:table-cell-properties fo:border-top="none" fo:border-left="none" fo:border-bottom="none" fo:border-right="0.0069in solid #7F7F7F" style:writing-mode="lr-tb" fo:padding-top="0in" fo:padding-left="0.075in" fo:padding-bottom="0in" fo:padding-right="0.075in"/>
    </style:style>
    <style:style style:name="P63" style:parent-style-name="Обычный" style:family="paragraph">
      <style:paragraph-properties fo:text-align="justify" fo:margin-top="0.1666in" fo:margin-bottom="0.1666in" fo:line-height="100%"/>
      <style:text-properties style:font-name-asian="MS Mincho" style:font-name-complex="Times New Roman" fo:font-weight="bold" style:font-weight-asian="bold" style:font-weight-complex="bold" fo:text-transform="uppercase"/>
    </style:style>
    <style:style style:name="TableRow64" style:family="table-row">
      <style:table-row-properties/>
    </style:style>
    <style:style style:name="TableCell65" style:family="table-cell">
      <style:table-cell-properties fo:border-top="none" fo:border-left="none" fo:border-bottom="none" fo:border-right="0.0069in solid #7F7F7F" fo:background-color="#F2F2F2" style:writing-mode="lr-tb" fo:padding-top="0in" fo:padding-left="0.075in" fo:padding-bottom="0in" fo:padding-right="0.075in">
        <style:background-fill draw:fill="solid" draw:fill-color="#F2F2F2"/>
      </style:table-cell-properties>
    </style:style>
    <style:style style:name="P66" style:parent-style-name="Обычный" style:family="paragraph">
      <style:paragraph-properties fo:text-align="justify" fo:margin-top="0.1666in" fo:margin-bottom="0.1666in" fo:line-height="100%"/>
      <style:text-properties style:font-name-asian="MS Mincho" style:font-name-complex="Times New Roman" fo:font-weight="bold" style:font-weight-asian="bold" style:font-weight-complex="bold" fo:text-transform="uppercase"/>
    </style:style>
    <style:style style:name="TableRow67" style:family="table-row">
      <style:table-row-properties/>
    </style:style>
    <style:style style:name="TableCell68" style:family="table-cell">
      <style:table-cell-properties fo:border-top="none" fo:border-left="none" fo:border-bottom="none" fo:border-right="0.0069in solid #7F7F7F" style:writing-mode="lr-tb" fo:padding-top="0in" fo:padding-left="0.075in" fo:padding-bottom="0in" fo:padding-right="0.075in"/>
    </style:style>
    <style:style style:name="P69" style:parent-style-name="Обычный" style:family="paragraph">
      <style:paragraph-properties fo:text-align="justify" fo:margin-top="0.1666in" fo:margin-bottom="0.1666in" fo:line-height="100%"/>
      <style:text-properties style:font-name-asian="MS Mincho" style:font-name-complex="Times New Roman" fo:font-weight="bold" style:font-weight-asian="bold" style:font-weight-complex="bold" fo:text-transform="uppercase"/>
    </style:style>
    <style:style style:name="TableRow70" style:family="table-row">
      <style:table-row-properties/>
    </style:style>
    <style:style style:name="TableCell71" style:family="table-cell">
      <style:table-cell-properties fo:border-top="none" fo:border-left="none" fo:border-bottom="none" fo:border-right="0.0069in solid #7F7F7F" fo:background-color="#F2F2F2" style:writing-mode="lr-tb" fo:padding-top="0in" fo:padding-left="0.075in" fo:padding-bottom="0in" fo:padding-right="0.075in">
        <style:background-fill draw:fill="solid" draw:fill-color="#F2F2F2"/>
      </style:table-cell-properties>
    </style:style>
    <style:style style:name="P72" style:parent-style-name="Обычный" style:family="paragraph">
      <style:paragraph-properties fo:text-align="justify" fo:margin-top="0.1666in" fo:margin-bottom="0.1666in" fo:line-height="100%"/>
      <style:text-properties style:font-name-asian="MS Mincho" style:font-name-complex="Times New Roman" fo:font-weight="bold" style:font-weight-asian="bold" style:font-weight-complex="bold" fo:text-transform="uppercase"/>
    </style:style>
    <style:style style:name="TableRow73" style:family="table-row">
      <style:table-row-properties/>
    </style:style>
    <style:style style:name="TableCell74" style:family="table-cell">
      <style:table-cell-properties fo:border-top="none" fo:border-left="none" fo:border-bottom="none" fo:border-right="0.0069in solid #7F7F7F" style:writing-mode="lr-tb" fo:padding-top="0in" fo:padding-left="0.075in" fo:padding-bottom="0in" fo:padding-right="0.075in"/>
    </style:style>
    <style:style style:name="P75" style:parent-style-name="Обычный" style:family="paragraph">
      <style:paragraph-properties fo:text-align="justify" fo:margin-top="0.1666in" fo:margin-bottom="0.1666in" fo:line-height="100%"/>
      <style:text-properties style:font-name-asian="MS Mincho" style:font-name-complex="Times New Roman" fo:font-weight="bold" style:font-weight-asian="bold" style:font-weight-complex="bold" fo:text-transform="uppercase"/>
    </style:style>
    <style:style style:name="TableRow76" style:family="table-row">
      <style:table-row-properties/>
    </style:style>
    <style:style style:name="TableCell77" style:family="table-cell">
      <style:table-cell-properties fo:border-top="none" fo:border-left="none" fo:border-bottom="none" fo:border-right="0.0069in solid #7F7F7F" fo:background-color="#F2F2F2" style:writing-mode="lr-tb" fo:padding-top="0in" fo:padding-left="0.075in" fo:padding-bottom="0in" fo:padding-right="0.075in">
        <style:background-fill draw:fill="solid" draw:fill-color="#F2F2F2"/>
      </style:table-cell-properties>
    </style:style>
    <style:style style:name="P78" style:parent-style-name="Обычный" style:family="paragraph">
      <style:paragraph-properties fo:text-align="justify" fo:margin-top="0.1666in" fo:margin-bottom="0.1666in" fo:line-height="100%"/>
      <style:text-properties style:font-name-asian="MS Mincho" style:font-name-complex="Times New Roman" fo:font-weight="bold" style:font-weight-asian="bold" style:font-weight-complex="bold" fo:text-transform="uppercase"/>
    </style:style>
    <style:style style:name="TableRow79" style:family="table-row">
      <style:table-row-properties/>
    </style:style>
    <style:style style:name="TableCell80" style:family="table-cell">
      <style:table-cell-properties fo:border-top="none" fo:border-left="none" fo:border-bottom="none" fo:border-right="0.0069in solid #7F7F7F" style:writing-mode="lr-tb" fo:padding-top="0in" fo:padding-left="0.075in" fo:padding-bottom="0in" fo:padding-right="0.075in"/>
    </style:style>
    <style:style style:name="P81" style:parent-style-name="Абзацсписка" style:family="paragraph">
      <style:paragraph-properties fo:text-align="justify" fo:margin-top="0.1666in" fo:margin-bottom="0.1666in" fo:line-height="100%"/>
    </style:style>
    <style:style style:name="T82" style:parent-style-name="Основнойшрифтабзаца" style:family="text">
      <style:text-properties style:font-name-asian="MS Mincho" style:font-name-complex="Times New Roman" fo:font-weight="bold" style:font-weight-asian="bold" style:font-weight-complex="bold" fo:text-transform="uppercase"/>
    </style:style>
    <style:style style:name="T83" style:parent-style-name="Основнойшрифтабзаца" style:family="text">
      <style:text-properties style:font-name-asian="MS Mincho" style:font-name-complex="Times New Roman" fo:font-weight="bold" style:font-weight-asian="bold" style:font-weight-complex="bold" fo:text-transform="uppercase" fo:language="en" fo:country="US"/>
    </style:style>
    <style:style style:name="TableRow84" style:family="table-row">
      <style:table-row-properties/>
    </style:style>
    <style:style style:name="TableCell85" style:family="table-cell">
      <style:table-cell-properties fo:border-top="none" fo:border-left="none" fo:border-bottom="none" fo:border-right="0.0069in solid #7F7F7F" fo:background-color="#F2F2F2" style:writing-mode="lr-tb" fo:padding-top="0in" fo:padding-left="0.075in" fo:padding-bottom="0in" fo:padding-right="0.075in">
        <style:background-fill draw:fill="solid" draw:fill-color="#F2F2F2"/>
      </style:table-cell-properties>
    </style:style>
    <style:style style:name="P86" style:parent-style-name="Абзацсписка" style:family="paragraph">
      <style:paragraph-properties fo:text-align="justify" fo:margin-top="0.1666in" fo:margin-bottom="0.1666in" fo:line-height="100%"/>
    </style:style>
    <style:style style:name="T87" style:parent-style-name="Основнойшрифтабзаца" style:family="text">
      <style:text-properties style:font-name-asian="MS Mincho" style:font-name-complex="Times New Roman" fo:font-weight="bold" style:font-weight-asian="bold" style:font-weight-complex="bold" fo:text-transform="uppercase"/>
    </style:style>
    <style:style style:name="T88" style:parent-style-name="Основнойшрифтабзаца" style:family="text">
      <style:text-properties style:font-name-asian="MS Mincho" style:font-name-complex="Times New Roman" fo:font-weight="bold" style:font-weight-asian="bold" style:font-weight-complex="bold" fo:text-transform="uppercase" fo:language="en" fo:country="US"/>
    </style:style>
    <style:style style:name="T89" style:parent-style-name="Основнойшрифтабзаца" style:family="text">
      <style:text-properties style:font-name-asian="MS Mincho" style:font-name-complex="Times New Roman" fo:font-weight="bold" style:font-weight-asian="bold" style:font-weight-complex="bold" fo:text-transform="uppercase" fo:language="en" fo:country="US"/>
    </style:style>
    <style:style style:name="T90" style:parent-style-name="Основнойшрифтабзаца" style:family="text">
      <style:text-properties style:font-name-asian="MS Mincho" style:font-name-complex="Times New Roman" fo:font-weight="bold" style:font-weight-asian="bold" style:font-weight-complex="bold" fo:text-transform="uppercase" fo:language="en" fo:country="US"/>
    </style:style>
    <style:style style:name="TableRow91" style:family="table-row">
      <style:table-row-properties/>
    </style:style>
    <style:style style:name="TableCell92" style:family="table-cell">
      <style:table-cell-properties fo:border-top="none" fo:border-left="none" fo:border-bottom="none" fo:border-right="0.0069in solid #7F7F7F" style:writing-mode="lr-tb" fo:padding-top="0in" fo:padding-left="0.075in" fo:padding-bottom="0in" fo:padding-right="0.075in"/>
    </style:style>
    <style:style style:name="P93" style:parent-style-name="Обычный" style:family="paragraph">
      <style:paragraph-properties fo:text-align="justify" fo:margin-bottom="0in" fo:line-height="100%"/>
      <style:text-properties style:font-name-asian="MS Mincho" style:font-name-complex="Times New Roman" fo:font-weight="bold" style:font-weight-asian="bold" style:font-weight-complex="bold" fo:text-transform="uppercase"/>
    </style:style>
    <style:style style:name="P94" style:parent-style-name="Заголовок2" style:family="paragraph">
      <style:paragraph-properties fo:text-align="justify" fo:margin-top="0.2076in" fo:margin-bottom="0.2076in"/>
      <style:text-properties style:font-name="Times New Roman" style:font-name-asian="MS Mincho" fo:font-weight="bold" style:font-weight-asian="bold" style:font-weight-complex="bold" style:use-window-font-color="true" fo:font-size="14pt" style:font-size-asian="14pt" style:font-size-complex="14pt" fo:language="en" fo:country="US"/>
    </style:style>
    <style:style style:name="P95" style:parent-style-name="Заголовок2" style:family="paragraph">
      <style:paragraph-properties fo:text-align="justify" fo:margin-top="0.2076in" fo:margin-bottom="0.2076in"/>
      <style:text-properties style:font-name="Times New Roman" style:font-name-asian="MS Mincho" fo:font-weight="bold" style:font-weight-asian="bold" style:font-weight-complex="bold" style:use-window-font-color="true" fo:font-size="14pt" style:font-size-asian="14pt" style:font-size-complex="14pt"/>
    </style:style>
    <style:style style:name="P96"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97"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98" style:parent-style-name="Обычный" style:family="paragraph">
      <style:paragraph-properties fo:text-align="justify" fo:margin-top="0.1666in" fo:margin-bottom="0.1666in"/>
    </style:style>
    <style:style style:name="T99" style:parent-style-name="Основнойшрифтабзаца" style:family="text">
      <style:text-properties style:font-name-asian="MS Mincho" style:font-name-complex="Times New Roman" fo:font-size="14pt" style:font-size-asian="14pt" style:font-size-complex="14pt"/>
    </style:style>
    <style:style style:name="T100" style:parent-style-name="Основнойшрифтабзаца" style:family="text">
      <style:text-properties style:font-name-asian="MS Mincho" style:font-name-complex="Times New Roman" fo:font-size="14pt" style:font-size-asian="14pt" style:font-size-complex="14pt"/>
    </style:style>
    <style:style style:name="T101" style:parent-style-name="Основнойшрифтабзаца" style:family="text">
      <style:text-properties style:font-name-asian="MS Mincho" style:font-name-complex="Times New Roman" fo:font-size="14pt" style:font-size-asian="14pt" style:font-size-complex="14pt"/>
    </style:style>
    <style:style style:name="T102" style:parent-style-name="Основнойшрифтабзаца" style:family="text">
      <style:text-properties style:font-name-asian="MS Mincho" style:font-name-complex="Times New Roman" fo:font-size="14pt" style:font-size-asian="14pt" style:font-size-complex="14pt"/>
    </style:style>
    <style:style style:name="P103" style:parent-style-name="Заголовок2" style:family="paragraph">
      <style:paragraph-properties fo:text-align="justify" fo:margin-top="0.2076in" fo:margin-bottom="0.2076in"/>
      <style:text-properties style:font-name="Times New Roman" style:font-name-asian="MS Mincho" fo:font-weight="bold" style:font-weight-asian="bold" style:font-weight-complex="bold" style:use-window-font-color="true" fo:font-size="14pt" style:font-size-asian="14pt" style:font-size-complex="14pt"/>
    </style:style>
    <style:style style:name="P104" style:parent-style-name="Заголовок3" style:family="paragraph">
      <style:paragraph-properties fo:text-align="justify" fo:margin-top="0.1951in" fo:margin-bottom="0.1951in"/>
      <style:text-properties style:font-name-asian="MS Mincho" fo:font-weight="bold" style:font-weight-asian="bold" style:font-weight-complex="bold" style:use-window-font-color="true"/>
    </style:style>
    <style:style style:name="P105"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106"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107" style:parent-style-name="Абзацсписка" style:family="paragraph">
      <style:paragraph-properties fo:text-align="justify" fo:margin-bottom="0in"/>
    </style:style>
    <style:style style:name="T108"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T109" style:parent-style-name="Основнойшрифтабзаца" style:family="text">
      <style:text-properties style:font-name-asian="MS Mincho" style:font-name-complex="Times New Roman" fo:font-size="14pt" style:font-size-asian="14pt" style:font-size-complex="14pt"/>
    </style:style>
    <style:style style:name="P110" style:parent-style-name="Абзацсписка" style:family="paragraph">
      <style:paragraph-properties fo:text-align="justify" fo:margin-bottom="0in"/>
    </style:style>
    <style:style style:name="T111"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T112" style:parent-style-name="Основнойшрифтабзаца" style:family="text">
      <style:text-properties style:font-name-asian="MS Mincho" style:font-name-complex="Times New Roman" fo:font-size="14pt" style:font-size-asian="14pt" style:font-size-complex="14pt"/>
    </style:style>
    <style:style style:name="P113" style:parent-style-name="Абзацсписка" style:family="paragraph">
      <style:paragraph-properties fo:text-align="justify" fo:margin-bottom="0in"/>
    </style:style>
    <style:style style:name="T114"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T115" style:parent-style-name="Основнойшрифтабзаца" style:family="text">
      <style:text-properties style:font-name-asian="MS Mincho" style:font-name-complex="Times New Roman" fo:font-size="14pt" style:font-size-asian="14pt" style:font-size-complex="14pt"/>
    </style:style>
    <style:style style:name="P116" style:parent-style-name="Заголовок3" style:family="paragraph">
      <style:paragraph-properties fo:text-align="justify" fo:margin-top="0.1951in" fo:margin-bottom="0.1951in"/>
      <style:text-properties style:font-name-asian="MS Mincho" fo:font-weight="bold" style:font-weight-asian="bold" style:font-weight-complex="bold" style:use-window-font-color="true" fo:language="en" fo:country="US"/>
    </style:style>
    <style:style style:name="P117" style:parent-style-name="Заголовок3" style:family="paragraph">
      <style:paragraph-properties fo:text-align="justify" fo:margin-top="0.1951in" fo:margin-bottom="0.1951in"/>
      <style:text-properties style:font-name-asian="MS Mincho" fo:font-weight="bold" style:font-weight-asian="bold" style:font-weight-complex="bold" style:use-window-font-color="true"/>
    </style:style>
    <style:style style:name="P118"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119"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20"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21"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22"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23" style:parent-style-name="ОбычныйИнтернет" style:family="paragraph">
      <style:text-properties fo:font-size="14pt" style:font-size-asian="14pt" style:font-size-complex="14pt"/>
    </style:style>
    <style:style style:name="P124" style:parent-style-name="ОбычныйИнтернет" style:family="paragraph">
      <style:text-properties fo:font-size="14pt" style:font-size-asian="14pt" style:font-size-complex="14pt"/>
    </style:style>
    <style:style style:name="P125" style:parent-style-name="ОбычныйИнтернет" style:family="paragraph">
      <style:paragraph-properties fo:margin-left="0.5in">
        <style:tab-stops/>
      </style:paragraph-properties>
      <style:text-properties style:font-name-asian="MS Mincho" fo:font-size="14pt" style:font-size-asian="14pt" style:font-size-complex="14pt"/>
    </style:style>
    <style:style style:name="P126" style:parent-style-name="ОбычныйИнтернет" style:family="paragraph">
      <style:paragraph-properties fo:margin-left="0.5in">
        <style:tab-stops/>
      </style:paragraph-properties>
      <style:text-properties style:font-name-asian="MS Mincho" fo:font-size="14pt" style:font-size-asian="14pt" style:font-size-complex="14pt"/>
    </style:style>
    <style:style style:name="P127" style:parent-style-name="ОбычныйИнтернет" style:family="paragraph">
      <style:paragraph-properties fo:margin-left="0.5in">
        <style:tab-stops/>
      </style:paragraph-properties>
    </style:style>
    <style:style style:name="T128" style:parent-style-name="Основнойшрифтабзаца" style:family="text">
      <style:text-properties style:font-name-asian="MS Mincho" fo:font-weight="bold" style:font-weight-asian="bold" style:font-weight-complex="bold" fo:font-size="14pt" style:font-size-asian="14pt" style:font-size-complex="14pt"/>
    </style:style>
    <style:style style:name="P129" style:parent-style-name="Обычный" style:family="paragraph">
      <style:paragraph-properties fo:text-align="justify" fo:margin-top="0.1666in" fo:margin-bottom="0.1666in"/>
    </style:style>
    <style:style style:name="T130"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T131" style:parent-style-name="Основнойшрифтабзаца" style:family="text">
      <style:text-properties style:font-name-asian="MS Mincho" style:font-name-complex="Times New Roman" fo:font-size="14pt" style:font-size-asian="14pt" style:font-size-complex="14pt"/>
    </style:style>
    <style:style style:name="T132" style:parent-style-name="Основнойшрифтабзаца" style:family="text">
      <style:text-properties style:font-name-asian="MS Mincho" style:font-name-complex="Times New Roman" fo:font-size="14pt" style:font-size-asian="14pt" style:font-size-complex="14pt"/>
    </style:style>
    <style:style style:name="T133" style:parent-style-name="Основнойшрифтабзаца" style:family="text">
      <style:text-properties style:font-name-asian="MS Mincho" style:font-name-complex="Times New Roman" fo:font-size="14pt" style:font-size-asian="14pt" style:font-size-complex="14pt"/>
    </style:style>
    <style:style style:name="T134" style:parent-style-name="Основнойшрифтабзаца" style:family="text">
      <style:text-properties style:font-name-asian="MS Mincho" style:font-name-complex="Times New Roman" fo:font-size="14pt" style:font-size-asian="14pt" style:font-size-complex="14pt"/>
    </style:style>
    <style:style style:name="T135" style:parent-style-name="Основнойшрифтабзаца" style:family="text">
      <style:text-properties style:font-name-asian="MS Mincho" style:font-name-complex="Times New Roman" fo:font-size="14pt" style:font-size-asian="14pt" style:font-size-complex="14pt"/>
    </style:style>
    <style:style style:name="T136" style:parent-style-name="Основнойшрифтабзаца" style:family="text">
      <style:text-properties style:font-name-asian="MS Mincho" style:font-name-complex="Times New Roman" fo:font-size="14pt" style:font-size-asian="14pt" style:font-size-complex="14pt"/>
    </style:style>
    <style:style style:name="T137" style:parent-style-name="Основнойшрифтабзаца" style:family="text">
      <style:text-properties style:font-name-asian="MS Mincho" style:font-name-complex="Times New Roman" fo:font-size="14pt" style:font-size-asian="14pt" style:font-size-complex="14pt"/>
    </style:style>
    <style:style style:name="P138" style:parent-style-name="Обычный" style:family="paragraph">
      <style:paragraph-properties fo:text-align="justify" fo:margin-top="0.1666in" fo:margin-bottom="0.1666in"/>
      <style:text-properties style:font-name-asian="MS Mincho" style:font-name-complex="Times New Roman" fo:font-weight="bold" style:font-weight-asian="bold" style:font-weight-complex="bold" fo:font-size="14pt" style:font-size-asian="14pt" style:font-size-complex="14pt"/>
    </style:style>
    <style:style style:name="P139" style:parent-style-name="Обычный" style:family="paragraph">
      <style:paragraph-properties fo:text-align="justify" fo:margin-top="0.1666in" fo:margin-bottom="0.1666in"/>
    </style:style>
    <style:style style:name="T140"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P141"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42"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43"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44"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45"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46"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47"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48" style:parent-style-name="Заголовок3" style:family="paragraph">
      <style:paragraph-properties fo:text-align="justify" fo:margin-top="0.1951in" fo:margin-bottom="0.1951in"/>
      <style:text-properties style:font-name-asian="MS Mincho" fo:font-weight="bold" style:font-weight-asian="bold" style:font-weight-complex="bold" style:use-window-font-color="true"/>
    </style:style>
    <style:style style:name="P149" style:parent-style-name="Обычный" style:family="paragraph">
      <style:paragraph-properties fo:text-align="justify" fo:margin-top="0.1666in" fo:margin-bottom="0.1666in"/>
    </style:style>
    <style:style style:name="T150"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T151" style:parent-style-name="Основнойшрифтабзаца" style:family="text">
      <style:text-properties style:font-name-asian="MS Mincho" style:font-name-complex="Times New Roman" fo:font-size="14pt" style:font-size-asian="14pt" style:font-size-complex="14pt"/>
    </style:style>
    <style:style style:name="P152" style:parent-style-name="Обычный" style:family="paragraph">
      <style:paragraph-properties fo:text-align="justify" fo:margin-top="0.1666in" fo:margin-bottom="0.1666in"/>
    </style:style>
    <style:style style:name="T153"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T154" style:parent-style-name="Основнойшрифтабзаца" style:family="text">
      <style:text-properties style:font-name-asian="MS Mincho" style:font-name-complex="Times New Roman" fo:font-size="14pt" style:font-size-asian="14pt" style:font-size-complex="14pt"/>
    </style:style>
    <style:style style:name="P155" style:parent-style-name="Заголовок3" style:family="paragraph">
      <style:paragraph-properties fo:text-align="justify" fo:margin-top="0.1951in" fo:margin-bottom="0.1951in"/>
      <style:text-properties style:font-name-asian="MS Mincho" fo:font-weight="bold" style:font-weight-asian="bold" style:font-weight-complex="bold" style:use-window-font-color="true" fo:language="en" fo:country="US"/>
    </style:style>
    <style:style style:name="P156" style:parent-style-name="Заголовок3" style:family="paragraph">
      <style:paragraph-properties fo:text-align="justify" fo:margin-top="0.1951in" fo:margin-bottom="0.1951in"/>
      <style:text-properties style:font-name-asian="MS Mincho" fo:font-weight="bold" style:font-weight-asian="bold" style:font-weight-complex="bold" style:use-window-font-color="true"/>
    </style:style>
    <style:style style:name="P157"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158" style:parent-style-name="Обычный" style:family="paragraph">
      <style:paragraph-properties fo:text-align="justify" fo:margin-top="0.1666in" fo:margin-bottom="0.1666in"/>
      <style:text-properties style:font-name-asian="MS Mincho" style:font-name-complex="Times New Roman" fo:font-weight="bold" style:font-weight-asian="bold" style:font-weight-complex="bold" fo:font-size="14pt" style:font-size-asian="14pt" style:font-size-complex="14pt" fo:language="en" fo:country="US"/>
    </style:style>
    <style:style style:name="P159" style:parent-style-name="Обычный" style:family="paragraph">
      <style:paragraph-properties fo:text-align="justify" fo:margin-top="0.1666in" fo:margin-bottom="0.1666in"/>
    </style:style>
    <style:style style:name="T160"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P161"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162"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63"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64"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65"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66"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67" style:parent-style-name="Обычный" style:family="paragraph">
      <style:paragraph-properties fo:text-align="justify"/>
      <style:text-properties style:font-name-asian="MS Mincho" style:font-name-complex="Times New Roman" fo:font-size="14pt" style:font-size-asian="14pt" style:font-size-complex="14pt"/>
    </style:style>
    <style:style style:name="P168" style:parent-style-name="Заголовок2" style:family="paragraph">
      <style:paragraph-properties fo:text-align="justify" fo:margin-top="0.2076in" fo:margin-bottom="0.2076in"/>
      <style:text-properties style:font-name="Times New Roman" style:font-name-asian="MS Mincho" fo:font-weight="bold" style:font-weight-asian="bold" style:font-weight-complex="bold" style:use-window-font-color="true" fo:font-size="14pt" style:font-size-asian="14pt" style:font-size-complex="14pt" fo:language="en" fo:country="US"/>
    </style:style>
    <style:style style:name="P169" style:parent-style-name="Заголовок2" style:family="paragraph">
      <style:paragraph-properties fo:text-align="justify" fo:margin-top="0.2076in" fo:margin-bottom="0.2076in"/>
      <style:text-properties style:font-name="Times New Roman" style:font-name-asian="MS Mincho" fo:font-weight="bold" style:font-weight-asian="bold" style:font-weight-complex="bold" style:use-window-font-color="true" fo:font-size="14pt" style:font-size-asian="14pt" style:font-size-complex="14pt"/>
    </style:style>
    <style:style style:name="P170" style:parent-style-name="Заголовок3" style:family="paragraph">
      <style:paragraph-properties fo:text-align="justify" fo:margin-top="0.1951in" fo:margin-bottom="0.1951in"/>
      <style:text-properties style:font-name-asian="MS Mincho" fo:font-weight="bold" style:font-weight-asian="bold" style:font-weight-complex="bold" style:use-window-font-color="true"/>
    </style:style>
    <style:style style:name="P171"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172" style:parent-style-name="Обычный" style:family="paragraph">
      <style:paragraph-properties fo:text-align="justify" fo:margin-top="0.1666in" fo:margin-bottom="0.1666in"/>
    </style:style>
    <style:style style:name="T173"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T174" style:parent-style-name="Основнойшрифтабзаца" style:family="text">
      <style:text-properties style:font-name-asian="MS Mincho" style:font-name-complex="Times New Roman" fo:font-size="14pt" style:font-size-asian="14pt" style:font-size-complex="14pt"/>
    </style:style>
    <style:style style:name="P175"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76"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77"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78"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179"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80"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81"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82" style:parent-style-name="Заголовок3" style:family="paragraph">
      <style:paragraph-properties fo:text-align="justify" fo:margin-top="0.1951in" fo:margin-bottom="0.1951in"/>
      <style:text-properties style:font-name-asian="MS Mincho" fo:font-weight="bold" style:font-weight-asian="bold" style:font-weight-complex="bold" style:use-window-font-color="true"/>
    </style:style>
    <style:style style:name="P183"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184"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85"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86" style:parent-style-name="Обычный" style:family="paragraph">
      <style:paragraph-properties fo:text-align="justify" fo:margin-top="0.1666in" fo:margin-bottom="0.1666in"/>
      <style:text-properties style:font-name-asian="MS Mincho" style:font-name-complex="Times New Roman" fo:font-weight="bold" style:font-weight-asian="bold" style:font-weight-complex="bold" fo:font-size="14pt" style:font-size-asian="14pt" style:font-size-complex="14pt"/>
    </style:style>
    <style:style style:name="P187"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88"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89"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90"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91"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92" style:parent-style-name="Абзацсписка" style:family="paragraph">
      <style:paragraph-properties fo:text-align="justify" fo:margin-bottom="0in"/>
    </style:style>
    <style:style style:name="T193" style:parent-style-name="Основнойшрифтабзаца" style:family="text">
      <style:text-properties style:font-name-asian="MS Mincho" fo:font-weight="bold" style:font-weight-asian="bold" style:font-weight-complex="bold" fo:font-size="14pt" style:font-size-asian="14pt" style:font-size-complex="14pt"/>
    </style:style>
    <style:style style:name="P194" style:parent-style-name="Обычный" style:family="paragraph">
      <style:text-properties style:font-name-asian="MS Mincho" fo:font-size="14pt" style:font-size-asian="14pt" style:font-size-complex="14pt"/>
    </style:style>
    <style:style style:name="P195"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196"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197"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98"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199"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00"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201"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202" style:parent-style-name="Абзацсписка" style:family="paragraph">
      <style:paragraph-properties fo:text-align="justify" fo:margin-bottom="0in"/>
    </style:style>
    <style:style style:name="T203"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T204" style:parent-style-name="Основнойшрифтабзаца" style:family="text">
      <style:text-properties style:font-name-asian="MS Mincho" style:font-name-complex="Times New Roman" fo:font-size="14pt" style:font-size-asian="14pt" style:font-size-complex="14pt"/>
    </style:style>
    <style:style style:name="P205" style:parent-style-name="Абзацсписка" style:family="paragraph">
      <style:paragraph-properties fo:text-align="justify" fo:margin-bottom="0in"/>
    </style:style>
    <style:style style:name="T206"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T207" style:parent-style-name="Основнойшрифтабзаца" style:family="text">
      <style:text-properties style:font-name-asian="MS Mincho" style:font-name-complex="Times New Roman" fo:font-size="14pt" style:font-size-asian="14pt" style:font-size-complex="14pt"/>
    </style:style>
    <style:style style:name="P208"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209"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210"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11"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12"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13"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214"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215"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16"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17"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18" style:parent-style-name="Заголовок3" style:family="paragraph">
      <style:paragraph-properties fo:text-align="justify" fo:margin-top="0.1951in" fo:margin-bottom="0.1951in"/>
      <style:text-properties style:font-name-asian="MS Mincho" fo:font-weight="bold" style:font-weight-asian="bold" style:font-weight-complex="bold" style:use-window-font-color="true"/>
    </style:style>
    <style:style style:name="P219" style:parent-style-name="Обычный" style:family="paragraph">
      <style:text-properties style:font-name-asian="MS Mincho" fo:font-weight="bold" style:font-weight-asian="bold" style:font-weight-complex="bold" fo:font-size="14pt" style:font-size-asian="14pt" style:font-size-complex="14pt"/>
    </style:style>
    <style:style style:name="P220" style:parent-style-name="Обычный" style:family="paragraph">
      <style:text-properties style:font-name-asian="MS Mincho" fo:font-size="14pt" style:font-size-asian="14pt" style:font-size-complex="14pt"/>
    </style:style>
    <style:style style:name="P221" style:parent-style-name="Обычный" style:family="paragraph">
      <style:text-properties style:font-name-asian="MS Mincho" fo:font-size="14pt" style:font-size-asian="14pt" style:font-size-complex="14pt"/>
    </style:style>
    <style:style style:name="P222" style:parent-style-name="Обычный" style:family="paragraph">
      <style:text-properties style:font-name-asian="MS Mincho" fo:font-size="14pt" style:font-size-asian="14pt" style:font-size-complex="14pt"/>
    </style:style>
    <style:style style:name="P223" style:parent-style-name="Обычный" style:family="paragraph">
      <style:text-properties style:font-name-asian="MS Mincho" fo:font-size="14pt" style:font-size-asian="14pt" style:font-size-complex="14pt"/>
    </style:style>
    <style:style style:name="T224" style:parent-style-name="citation-603" style:family="text">
      <style:text-properties fo:font-weight="bold" style:font-weight-asian="bold" style:font-weight-complex="bold" fo:font-size="14pt" style:font-size-asian="14pt" style:font-size-complex="14pt"/>
    </style:style>
    <style:style style:name="T225" style:parent-style-name="citation-603" style:family="text">
      <style:text-properties fo:font-weight="bold" style:font-weight-asian="bold" style:font-weight-complex="bold" fo:font-size="14pt" style:font-size-asian="14pt" style:font-size-complex="14pt" fo:language="en" fo:country="US"/>
    </style:style>
    <style:style style:name="T226" style:parent-style-name="citation-603" style:family="text">
      <style:text-properties fo:font-weight="bold" style:font-weight-asian="bold" style:font-weight-complex="bold" fo:font-size="14pt" style:font-size-asian="14pt" style:font-size-complex="14pt"/>
    </style:style>
    <style:style style:name="T227" style:parent-style-name="citation-603" style:family="text">
      <style:text-properties fo:font-size="14pt" style:font-size-asian="14pt" style:font-size-complex="14pt"/>
    </style:style>
    <style:style style:name="T228" style:parent-style-name="citation-603" style:family="text">
      <style:text-properties fo:font-size="14pt" style:font-size-asian="14pt" style:font-size-complex="14pt"/>
    </style:style>
    <style:style style:name="T229" style:parent-style-name="Основнойшрифтабзаца" style:family="text">
      <style:text-properties fo:font-size="14pt" style:font-size-asian="14pt" style:font-size-complex="14pt"/>
    </style:style>
    <style:style style:name="T230" style:parent-style-name="citation-602" style:family="text">
      <style:text-properties fo:font-size="14pt" style:font-size-asian="14pt" style:font-size-complex="14pt"/>
    </style:style>
    <style:style style:name="T231" style:parent-style-name="Основнойшрифтабзаца" style:family="text">
      <style:text-properties fo:font-size="14pt" style:font-size-asian="14pt" style:font-size-complex="14pt"/>
    </style:style>
    <style:style style:name="P232" style:parent-style-name="Обычный" style:family="paragraph">
      <style:text-properties style:font-name-asian="MS Mincho" fo:font-size="14pt" style:font-size-asian="14pt" style:font-size-complex="14pt"/>
    </style:style>
    <style:style style:name="P233"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234"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235"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36"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37"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38"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239"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240"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241"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242"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243"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44"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45"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46"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47"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248"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249"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250"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251" style:parent-style-name="Заголовок3" style:family="paragraph">
      <style:paragraph-properties fo:text-align="justify" fo:margin-top="0.1951in" fo:margin-bottom="0.1951in"/>
    </style:style>
    <style:style style:name="T252" style:parent-style-name="Основнойшрифтабзаца" style:family="text">
      <style:text-properties style:font-name-asian="MS Mincho" fo:font-weight="bold" style:font-weight-asian="bold" style:font-weight-complex="bold" style:use-window-font-color="true"/>
    </style:style>
    <style:style style:name="T253" style:parent-style-name="Основнойшрифтабзаца" style:family="text">
      <style:text-properties style:font-name-asian="MS Mincho" fo:font-size="14pt" style:font-size-asian="14pt" style:font-size-complex="14pt"/>
    </style:style>
    <style:style style:name="T254" style:parent-style-name="Основнойшрифтабзаца" style:family="text">
      <style:text-properties style:font-name-asian="MS Mincho" fo:font-weight="bold" style:font-weight-asian="bold" style:font-weight-complex="bold" fo:font-size="14pt" style:font-size-asian="14pt" style:font-size-complex="14pt"/>
    </style:style>
    <style:style style:name="T255" style:parent-style-name="Основнойшрифтабзаца" style:family="text">
      <style:text-properties style:font-name-asian="MS Mincho" fo:font-size="14pt" style:font-size-asian="14pt" style:font-size-complex="14pt"/>
    </style:style>
    <style:style style:name="P256" style:parent-style-name="Обычный" style:family="paragraph">
      <style:text-properties style:font-name-asian="MS Mincho" fo:font-size="14pt" style:font-size-asian="14pt" style:font-size-complex="14pt"/>
    </style:style>
    <style:style style:name="P257"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258"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259"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60"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61"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62"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63"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264"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265"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66"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67"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68"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69"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70"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271"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272" style:parent-style-name="Абзацсписка" style:family="paragraph">
      <style:paragraph-properties fo:text-align="justify" fo:margin-bottom="0in"/>
    </style:style>
    <style:style style:name="T273" style:parent-style-name="Основнойшрифтабзаца" style:family="text">
      <style:text-properties style:font-name-asian="MS Mincho" style:font-name-complex="Times New Roman" fo:font-size="14pt" style:font-size-asian="14pt" style:font-size-complex="14pt"/>
    </style:style>
    <style:style style:name="T274" style:parent-style-name="Основнойшрифтабзаца" style:family="text">
      <style:text-properties style:font-name-asian="MS Mincho" style:font-name-complex="Times New Roman" fo:font-size="14pt" style:font-size-asian="14pt" style:font-size-complex="14pt" fo:language="en" fo:country="US"/>
    </style:style>
    <style:style style:name="T275"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fo:language="en" fo:country="US"/>
    </style:style>
    <style:style style:name="T276" style:parent-style-name="Основнойшрифтабзаца" style:family="text">
      <style:text-properties style:font-name-asian="MS Mincho" style:font-name-complex="Times New Roman" fo:font-size="14pt" style:font-size-asian="14pt" style:font-size-complex="14pt" fo:language="en" fo:country="US"/>
    </style:style>
    <style:style style:name="T277"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fo:language="en" fo:country="US"/>
    </style:style>
    <style:style style:name="T278"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fo:language="en" fo:country="US"/>
    </style:style>
    <style:style style:name="T279"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fo:language="en" fo:country="US"/>
    </style:style>
    <style:style style:name="P280" style:parent-style-name="Абзацсписка" style:family="paragraph">
      <style:paragraph-properties fo:text-align="justify" fo:margin-bottom="0in"/>
    </style:style>
    <style:style style:name="T281" style:parent-style-name="Основнойшрифтабзаца" style:family="text">
      <style:text-properties style:font-name-asian="MS Mincho" style:font-name-complex="Times New Roman" fo:font-size="14pt" style:font-size-asian="14pt" style:font-size-complex="14pt"/>
    </style:style>
    <style:style style:name="T282"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fo:language="en" fo:country="US"/>
    </style:style>
    <style:style style:name="T283"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P284"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85"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86"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287" style:parent-style-name="Заголовок3" style:family="paragraph">
      <style:paragraph-properties fo:text-align="justify" fo:margin-top="0.1951in" fo:margin-bottom="0.1951in"/>
      <style:text-properties style:font-name-asian="MS Mincho" fo:font-weight="bold" style:font-weight-asian="bold" style:font-weight-complex="bold" style:use-window-font-color="true"/>
    </style:style>
    <style:style style:name="P288" style:parent-style-name="Заголовок3" style:family="paragraph">
      <style:paragraph-properties fo:text-align="justify" fo:margin-top="0.1951in" fo:margin-bottom="0.1951in"/>
      <style:text-properties style:font-name-asian="MS Mincho" fo:font-weight="bold" style:font-weight-asian="bold" style:font-weight-complex="bold" style:use-window-font-color="true"/>
    </style:style>
    <style:style style:name="P289"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290"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291" style:parent-style-name="Абзацсписка" style:family="paragraph">
      <style:paragraph-properties fo:text-align="justify" fo:margin-bottom="0in"/>
    </style:style>
    <style:style style:name="T292"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T293" style:parent-style-name="Основнойшрифтабзаца" style:family="text">
      <style:text-properties style:font-name-asian="MS Mincho" style:font-name-complex="Times New Roman" fo:font-size="14pt" style:font-size-asian="14pt" style:font-size-complex="14pt"/>
    </style:style>
    <style:style style:name="P294"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295" style:parent-style-name="Абзацсписка" style:family="paragraph">
      <style:paragraph-properties fo:text-align="justify" fo:margin-bottom="0in"/>
    </style:style>
    <style:style style:name="T296"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T297" style:parent-style-name="Основнойшрифтабзаца" style:family="text">
      <style:text-properties style:font-name-asian="MS Mincho" style:font-name-complex="Times New Roman" fo:font-size="14pt" style:font-size-asian="14pt" style:font-size-complex="14pt"/>
    </style:style>
    <style:style style:name="P298" style:parent-style-name="Абзацсписка" style:family="paragraph">
      <style:paragraph-properties fo:text-align="justify" fo:margin-bottom="0in"/>
    </style:style>
    <style:style style:name="T299"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T300" style:parent-style-name="Основнойшрифтабзаца" style:family="text">
      <style:text-properties style:font-name-asian="MS Mincho" style:font-name-complex="Times New Roman" fo:font-size="14pt" style:font-size-asian="14pt" style:font-size-complex="14pt"/>
    </style:style>
    <style:style style:name="P301"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302"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303" style:parent-style-name="Абзацсписка" style:family="paragraph">
      <style:paragraph-properties fo:text-align="justify" fo:margin-bottom="0in"/>
    </style:style>
    <style:style style:name="T304" style:parent-style-name="Основнойшрифтабзаца" style:family="text">
      <style:text-properties style:font-name-asian="MS Mincho" style:font-name-complex="Times New Roman" fo:font-size="14pt" style:font-size-asian="14pt" style:font-size-complex="14pt"/>
    </style:style>
    <style:style style:name="T305"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T306" style:parent-style-name="Основнойшрифтабзаца" style:family="text">
      <style:text-properties style:font-name-asian="MS Mincho" style:font-name-complex="Times New Roman" fo:font-size="14pt" style:font-size-asian="14pt" style:font-size-complex="14pt"/>
    </style:style>
    <style:style style:name="P307"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08"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09"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310"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311"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312" style:parent-style-name="Заголовок3" style:family="paragraph">
      <style:paragraph-properties fo:text-align="justify" fo:margin-top="0.1951in" fo:margin-bottom="0.1951in"/>
      <style:text-properties style:font-name-asian="MS Mincho" fo:font-weight="bold" style:font-weight-asian="bold" style:font-weight-complex="bold" style:use-window-font-color="true"/>
    </style:style>
    <style:style style:name="P313"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314"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315"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16"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17"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18"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319"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320"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321"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22"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23"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24"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25" style:parent-style-name="Заголовок4" style:family="paragraph">
      <style:paragraph-properties fo:text-align="justify" fo:margin-top="0.2215in" fo:margin-bottom="0.2215in"/>
      <style:text-properties style:font-name-asian="MS Mincho" fo:font-weight="bold" style:font-weight-asian="bold" style:font-weight-complex="bold" fo:font-style="normal" style:font-style-asian="normal" style:font-style-complex="normal" style:use-window-font-color="true" fo:font-size="14pt" style:font-size-asian="14pt" style:font-size-complex="14pt"/>
    </style:style>
    <style:style style:name="P326" style:parent-style-name="Абзацсписка" style:family="paragraph">
      <style:paragraph-properties fo:text-align="justify" fo:margin-bottom="0in"/>
    </style:style>
    <style:style style:name="T327"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T328" style:parent-style-name="Основнойшрифтабзаца" style:family="text">
      <style:text-properties style:font-name-asian="MS Mincho" style:font-name-complex="Times New Roman" fo:font-size="14pt" style:font-size-asian="14pt" style:font-size-complex="14pt"/>
    </style:style>
    <style:style style:name="P329" style:parent-style-name="Абзацсписка" style:family="paragraph">
      <style:paragraph-properties fo:text-align="justify" fo:margin-bottom="0in"/>
    </style:style>
    <style:style style:name="T330"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T331" style:parent-style-name="Основнойшрифтабзаца" style:family="text">
      <style:text-properties style:font-name-asian="MS Mincho" style:font-name-complex="Times New Roman" fo:font-size="14pt" style:font-size-asian="14pt" style:font-size-complex="14pt"/>
    </style:style>
    <style:style style:name="T332" style:parent-style-name="Основнойшрифтабзаца" style:family="text">
      <style:text-properties style:font-name-asian="MS Mincho" style:font-name-complex="Times New Roman" fo:font-size="14pt" style:font-size-asian="14pt" style:font-size-complex="14pt"/>
    </style:style>
    <style:style style:name="P333" style:parent-style-name="Абзацсписка" style:family="paragraph">
      <style:paragraph-properties fo:text-align="justify" fo:margin-bottom="0in"/>
    </style:style>
    <style:style style:name="T334"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T335" style:parent-style-name="Основнойшрифтабзаца" style:family="text">
      <style:text-properties style:font-name-asian="MS Mincho" style:font-name-complex="Times New Roman" fo:font-size="14pt" style:font-size-asian="14pt" style:font-size-complex="14pt"/>
    </style:style>
    <style:style style:name="T336" style:parent-style-name="Основнойшрифтабзаца" style:family="text">
      <style:text-properties style:font-name-asian="MS Mincho" style:font-name-complex="Times New Roman" fo:font-size="14pt" style:font-size-asian="14pt" style:font-size-complex="14pt"/>
    </style:style>
    <style:style style:name="P337" style:parent-style-name="Абзацсписка" style:family="paragraph">
      <style:paragraph-properties fo:text-align="justify" fo:margin-bottom="0in"/>
    </style:style>
    <style:style style:name="T338" style:parent-style-name="Основнойшрифтабзаца" style:family="text">
      <style:text-properties style:font-name-asian="MS Mincho" style:font-name-complex="Times New Roman" fo:font-weight="bold" style:font-weight-asian="bold" style:font-weight-complex="bold" fo:font-size="14pt" style:font-size-asian="14pt" style:font-size-complex="14pt"/>
    </style:style>
    <style:style style:name="T339" style:parent-style-name="Основнойшрифтабзаца" style:family="text">
      <style:text-properties style:font-name-asian="MS Mincho" style:font-name-complex="Times New Roman" fo:font-size="14pt" style:font-size-asian="14pt" style:font-size-complex="14pt"/>
    </style:style>
    <style:style style:name="P340" style:parent-style-name="Заголовок3" style:family="paragraph">
      <style:paragraph-properties fo:text-align="justify" fo:margin-top="0.1951in" fo:margin-bottom="0.1951in"/>
      <style:text-properties style:font-name-asian="MS Mincho" fo:font-weight="bold" style:font-weight-asian="bold" style:font-weight-complex="bold" style:use-window-font-color="true"/>
    </style:style>
    <style:style style:name="P341"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342"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43"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44"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45"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346" style:parent-style-name="Заголовок3" style:family="paragraph">
      <style:paragraph-properties fo:text-align="justify" fo:margin-top="0.1951in" fo:margin-bottom="0.1951in"/>
      <style:text-properties style:font-name-asian="MS Mincho" fo:font-weight="bold" style:font-weight-asian="bold" style:font-weight-complex="bold" style:use-window-font-color="true"/>
    </style:style>
    <style:style style:name="P347"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48"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49"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50"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51"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52" style:parent-style-name="Заголовок3" style:family="paragraph">
      <style:paragraph-properties fo:text-align="justify" fo:margin-top="0.1951in" fo:margin-bottom="0.1951in"/>
      <style:text-properties style:font-name-asian="MS Mincho" fo:font-weight="bold" style:font-weight-asian="bold" style:font-weight-complex="bold" style:use-window-font-color="true"/>
    </style:style>
    <style:style style:name="P353"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54"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55"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56" style:parent-style-name="Заголовок3" style:family="paragraph">
      <style:paragraph-properties fo:text-align="justify" fo:margin-top="0.1951in" fo:margin-bottom="0.1951in"/>
      <style:text-properties style:font-name-asian="MS Mincho" fo:font-weight="bold" style:font-weight-asian="bold" style:font-weight-complex="bold" style:use-window-font-color="true"/>
    </style:style>
    <style:style style:name="P357" style:parent-style-name="Обычный" style:family="paragraph">
      <style:paragraph-properties fo:text-align="justify" fo:margin-top="0.1666in" fo:margin-bottom="0.1666in"/>
      <style:text-properties style:font-name-asian="MS Mincho" style:font-name-complex="Times New Roman" fo:font-weight="bold" style:font-weight-asian="bold" style:font-weight-complex="bold" fo:font-size="14pt" style:font-size-asian="14pt" style:font-size-complex="14pt"/>
    </style:style>
    <style:style style:name="P358"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59"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60"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61" style:parent-style-name="Обычный" style:family="paragraph">
      <style:paragraph-properties fo:text-align="justify" fo:margin-top="0.1666in" fo:margin-bottom="0.1666in"/>
      <style:text-properties style:font-name-asian="MS Mincho" style:font-name-complex="Times New Roman" fo:font-weight="bold" style:font-weight-asian="bold" style:font-weight-complex="bold" fo:font-size="14pt" style:font-size-asian="14pt" style:font-size-complex="14pt"/>
    </style:style>
    <style:style style:name="P362"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63"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64" style:parent-style-name="Обычный" style:family="paragraph">
      <style:paragraph-properties fo:text-align="justify" fo:margin-top="0.1666in" fo:margin-bottom="0.1666in"/>
      <style:text-properties style:font-name-asian="MS Mincho" style:font-name-complex="Times New Roman" fo:font-weight="bold" style:font-weight-asian="bold" style:font-weight-complex="bold" fo:font-size="14pt" style:font-size-asian="14pt" style:font-size-complex="14pt"/>
    </style:style>
    <style:style style:name="P365"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66" style:parent-style-name="Абзацсписка" style:family="paragraph">
      <style:paragraph-properties fo:text-align="justify" fo:margin-bottom="0in"/>
      <style:text-properties style:font-name-asian="MS Mincho" style:font-name-complex="Times New Roman" fo:font-size="14pt" style:font-size-asian="14pt" style:font-size-complex="14pt"/>
    </style:style>
    <style:style style:name="P367" style:parent-style-name="Обычный" style:family="paragraph">
      <style:paragraph-properties fo:text-align="justify"/>
      <style:text-properties style:font-name-asian="MS Mincho" style:font-name-complex="Times New Roman" fo:font-size="14pt" style:font-size-asian="14pt" style:font-size-complex="14pt"/>
    </style:style>
    <style:style style:name="P368" style:parent-style-name="Обычный" style:family="paragraph">
      <style:paragraph-properties fo:text-align="justify"/>
      <style:text-properties style:font-name-asian="MS Mincho" style:font-name-complex="Times New Roman" fo:font-size="14pt" style:font-size-asian="14pt" style:font-size-complex="14pt"/>
    </style:style>
    <style:style style:name="P369" style:parent-style-name="Заголовок2" style:family="paragraph">
      <style:paragraph-properties fo:text-align="justify" fo:margin-top="0.2076in" fo:margin-bottom="0.2076in"/>
      <style:text-properties style:font-name="Times New Roman" style:font-name-asian="MS Mincho" fo:font-weight="bold" style:font-weight-asian="bold" style:font-weight-complex="bold" style:use-window-font-color="true" fo:font-size="14pt" style:font-size-asian="14pt" style:font-size-complex="14pt"/>
    </style:style>
    <style:style style:name="P370"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371"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372"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373"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374"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375"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376" style:parent-style-name="Обычный" style:family="paragraph">
      <style:paragraph-properties fo:text-align="justify" fo:margin-top="0.1666in" fo:margin-bottom="0.1666in"/>
      <style:text-properties style:font-name-asian="MS Mincho" style:font-name-complex="Times New Roman" fo:font-size="14pt" style:font-size-asian="14pt" style:font-size-complex="14pt"/>
    </style:style>
    <style:style style:name="P377" style:parent-style-name="Обычный" style:family="paragraph">
      <style:paragraph-properties fo:text-align="justify"/>
      <style:text-properties style:font-name-complex="Times New Roman" fo:font-size="14pt" style:font-size-asian="14pt" style:font-size-complex="14pt"/>
    </style:style>
    <style:style style:name="P378" style:parent-style-name="Обычный" style:family="paragraph">
      <style:paragraph-properties fo:text-align="justify"/>
      <style:text-properties style:font-name-complex="Times New Roman" fo:font-size="14pt" style:font-size-asian="14pt" style:font-size-complex="14pt"/>
    </style:style>
    <style:style style:name="P379" style:parent-style-name="Обычный" style:family="paragraph">
      <style:paragraph-properties fo:text-align="justify"/>
      <style:text-properties style:font-name-complex="Times New Roman" fo:font-size="14pt" style:font-size-asian="14pt" style:font-size-complex="14pt"/>
    </style:style>
    <style:style style:name="P380" style:parent-style-name="Обычный" style:family="paragraph">
      <style:paragraph-properties fo:text-align="justify"/>
      <style:text-properties style:font-name-complex="Times New Roman" fo:font-size="14pt" style:font-size-asian="14pt" style:font-size-complex="14pt"/>
    </style:style>
    <style:style style:name="P381" style:parent-style-name="Обычный" style:family="paragraph">
      <style:paragraph-properties fo:text-align="justify"/>
      <style:text-properties style:font-name-complex="Times New Roman" fo:font-size="14pt" style:font-size-asian="14pt" style:font-size-complex="14pt"/>
    </style:style>
    <style:style style:name="P382" style:parent-style-name="Обычный" style:family="paragraph">
      <style:paragraph-properties fo:text-align="justify"/>
      <style:text-properties style:font-name-complex="Times New Roman" fo:font-size="14pt" style:font-size-asian="14pt" style:font-size-complex="14pt"/>
    </style:style>
    <style:style style:name="P383" style:parent-style-name="Обычный" style:family="paragraph">
      <style:paragraph-properties fo:text-align="justify"/>
      <style:text-properties style:font-name-complex="Times New Roman" fo:font-size="14pt" style:font-size-asian="14pt" style:font-size-complex="14pt"/>
    </style:style>
    <style:style style:name="P384" style:parent-style-name="Обычный" style:family="paragraph">
      <style:paragraph-properties fo:text-align="justify"/>
      <style:text-properties style:font-name-complex="Times New Roman" fo:font-size="14pt" style:font-size-asian="14pt" style:font-size-complex="14pt" fo:language="en" fo:country="US"/>
    </style:style>
    <style:style style:name="P385" style:parent-style-name="Обычный" style:family="paragraph">
      <style:paragraph-properties fo:text-align="justify"/>
      <style:text-properties style:font-name-complex="Times New Roman" fo:font-size="14pt" style:font-size-asian="14pt" style:font-size-complex="14pt"/>
    </style:style>
    <style:style style:name="P386" style:parent-style-name="Обычный" style:family="paragraph">
      <style:paragraph-properties fo:text-align="justify"/>
      <style:text-properties style:font-name-complex="Times New Roman" fo:font-size="14pt" style:font-size-asian="14pt" style:font-size-complex="14pt" fo:language="en" fo:country="US"/>
    </style:style>
    <style:style style:name="P387" style:parent-style-name="Обычный" style:family="paragraph">
      <style:paragraph-properties fo:text-align="justify"/>
      <style:text-properties style:font-name-complex="Times New Roman" fo:font-size="14pt" style:font-size-asian="14pt" style:font-size-complex="14pt"/>
    </style:style>
    <style:style style:name="P388" style:parent-style-name="Обычный" style:family="paragraph">
      <style:paragraph-properties fo:text-align="justify"/>
    </style:style>
    <style:style style:name="T389" style:parent-style-name="Основнойшрифтабзаца" style:family="text">
      <style:text-properties style:font-name-complex="Times New Roman" fo:font-size="14pt" style:font-size-asian="14pt" style:font-size-complex="14pt" fo:language="en" fo:country="US"/>
    </style:style>
    <style:style style:name="T390" style:parent-style-name="Основнойшрифтабзаца" style:family="text">
      <style:text-properties style:font-name-complex="Times New Roman" fo:font-size="14pt" style:font-size-asian="14pt" style:font-size-complex="14pt" fo:language="en" fo:country="US"/>
    </style:style>
    <style:style style:name="T391" style:parent-style-name="Гиперссылка" style:family="text">
      <style:text-properties style:font-name-complex="Times New Roman" fo:font-size="14pt" style:font-size-asian="14pt" style:font-size-complex="14pt" fo:language="en" fo:country="US"/>
    </style:style>
    <style:style style:name="T392" style:parent-style-name="Основнойшрифтабзаца" style:family="text">
      <style:text-properties style:font-name-complex="Times New Roman" fo:font-size="14pt" style:font-size-asian="14pt" style:font-size-complex="14pt" fo:language="en" fo:country="US"/>
    </style:style>
    <style:style style:name="P393" style:parent-style-name="Обычный" style:family="paragraph">
      <style:paragraph-properties fo:text-align="justify"/>
    </style:style>
    <style:style style:name="T394" style:parent-style-name="Основнойшрифтабзаца" style:family="text">
      <style:text-properties style:font-name-complex="Times New Roman" fo:font-size="14pt" style:font-size-asian="14pt" style:font-size-complex="14pt" fo:language="en" fo:country="US"/>
    </style:style>
    <style:style style:name="T395" style:parent-style-name="Основнойшрифтабзаца" style:family="text">
      <style:text-properties style:font-name-complex="Times New Roman" fo:font-size="14pt" style:font-size-asian="14pt" style:font-size-complex="14pt" fo:language="en" fo:country="US"/>
    </style:style>
    <style:style style:name="T396" style:parent-style-name="Гиперссылка" style:family="text">
      <style:text-properties style:font-name-complex="Times New Roman" fo:font-size="14pt" style:font-size-asian="14pt" style:font-size-complex="14pt" fo:language="en" fo:country="US"/>
    </style:style>
    <style:style style:name="T397" style:parent-style-name="Основнойшрифтабзаца" style:family="text">
      <style:text-properties style:font-name-complex="Times New Roman" fo:font-size="14pt" style:font-size-asian="14pt" style:font-size-complex="14pt" fo:language="en" fo:country="US"/>
    </style:style>
    <style:style style:name="P398" style:parent-style-name="Обычный" style:family="paragraph">
      <style:paragraph-properties fo:text-align="justify"/>
    </style:style>
    <style:style style:name="T399" style:parent-style-name="Основнойшрифтабзаца" style:family="text">
      <style:text-properties style:font-name-complex="Times New Roman" fo:font-size="14pt" style:font-size-asian="14pt" style:font-size-complex="14pt" fo:language="en" fo:country="US"/>
    </style:style>
    <style:style style:name="T400" style:parent-style-name="Основнойшрифтабзаца" style:family="text">
      <style:text-properties style:font-name-complex="Times New Roman" fo:font-size="14pt" style:font-size-asian="14pt" style:font-size-complex="14pt" fo:language="en" fo:country="US"/>
    </style:style>
    <style:style style:name="T401" style:parent-style-name="Гиперссылка" style:family="text">
      <style:text-properties style:font-name-complex="Times New Roman" fo:font-size="14pt" style:font-size-asian="14pt" style:font-size-complex="14pt" fo:language="en" fo:country="US"/>
    </style:style>
    <style:style style:name="T402" style:parent-style-name="Основнойшрифтабзаца" style:family="text">
      <style:text-properties style:font-name-complex="Times New Roman" fo:font-size="14pt" style:font-size-asian="14pt" style:font-size-complex="14pt" fo:language="en" fo:country="US"/>
    </style:style>
    <style:style style:name="P403" style:parent-style-name="Обычный" style:family="paragraph">
      <style:paragraph-properties fo:text-align="justify"/>
    </style:style>
    <style:style style:name="T404" style:parent-style-name="Основнойшрифтабзаца" style:family="text">
      <style:text-properties style:font-name-complex="Times New Roman" fo:font-size="14pt" style:font-size-asian="14pt" style:font-size-complex="14pt" fo:language="en" fo:country="US"/>
    </style:style>
    <style:style style:name="T405" style:parent-style-name="Основнойшрифтабзаца" style:family="text">
      <style:text-properties style:font-name-complex="Times New Roman" fo:font-size="14pt" style:font-size-asian="14pt" style:font-size-complex="14pt" fo:language="en" fo:country="US"/>
    </style:style>
    <style:style style:name="T406" style:parent-style-name="Гиперссылка" style:family="text">
      <style:text-properties style:font-name-complex="Times New Roman" fo:font-size="14pt" style:font-size-asian="14pt" style:font-size-complex="14pt" fo:language="en" fo:country="US"/>
    </style:style>
    <style:style style:name="T407" style:parent-style-name="Основнойшрифтабзаца" style:family="text">
      <style:text-properties style:font-name-complex="Times New Roman" fo:font-size="14pt" style:font-size-asian="14pt" style:font-size-complex="14pt" fo:language="en" fo:country="US"/>
    </style:style>
    <style:style style:name="P408" style:parent-style-name="Обычный" style:family="paragraph">
      <style:paragraph-properties fo:text-align="justify"/>
    </style:style>
    <style:style style:name="T409" style:parent-style-name="Основнойшрифтабзаца" style:family="text">
      <style:text-properties style:font-name-complex="Times New Roman" fo:font-size="14pt" style:font-size-asian="14pt" style:font-size-complex="14pt" fo:language="en" fo:country="US"/>
    </style:style>
    <style:style style:name="T410" style:parent-style-name="Гиперссылка" style:family="text">
      <style:text-properties style:font-name-complex="Times New Roman" fo:font-size="14pt" style:font-size-asian="14pt" style:font-size-complex="14pt" fo:language="en" fo:country="US"/>
    </style:style>
    <style:style style:name="T411" style:parent-style-name="Основнойшрифтабзаца" style:family="text">
      <style:text-properties style:font-name-complex="Times New Roman" fo:font-size="14pt" style:font-size-asian="14pt" style:font-size-complex="14pt" fo:language="en" fo:country="US"/>
    </style:style>
    <style:style style:name="T412" style:parent-style-name="Основнойшрифтабзаца" style:family="text">
      <style:text-properties style:font-name-complex="Times New Roman" fo:font-size="14pt" style:font-size-asian="14pt" style:font-size-complex="14pt" fo:language="en" fo:country="US"/>
    </style:style>
    <style:style style:name="P413" style:parent-style-name="Обычный" style:family="paragraph">
      <style:paragraph-properties fo:text-align="justify"/>
    </style:style>
    <style:style style:name="T414" style:parent-style-name="Основнойшрифтабзаца" style:family="text">
      <style:text-properties style:font-name-complex="Times New Roman" fo:font-size="14pt" style:font-size-asian="14pt" style:font-size-complex="14pt" fo:language="en" fo:country="US"/>
    </style:style>
    <style:style style:name="T415" style:parent-style-name="Гиперссылка" style:family="text">
      <style:text-properties style:font-name-complex="Times New Roman" fo:font-size="14pt" style:font-size-asian="14pt" style:font-size-complex="14pt" fo:language="en" fo:country="US"/>
    </style:style>
    <style:style style:name="T416" style:parent-style-name="Основнойшрифтабзаца" style:family="text">
      <style:text-properties style:font-name-complex="Times New Roman" fo:font-size="14pt" style:font-size-asian="14pt" style:font-size-complex="14pt" fo:language="en" fo:country="US"/>
    </style:style>
    <style:style style:name="P417" style:parent-style-name="Обычный" style:family="paragraph">
      <style:paragraph-properties fo:text-align="justify"/>
      <style:text-properties style:font-name-complex="Times New Roman" fo:font-size="14pt" style:font-size-asian="14pt" style:font-size-complex="14pt" fo:language="en" fo:country="US"/>
    </style:style>
    <style:style style:name="P418" style:parent-style-name="Обычный" style:family="paragraph">
      <style:paragraph-properties fo:text-align="justify"/>
      <style:text-properties style:font-name-complex="Times New Roman" fo:font-size="14pt" style:font-size-asian="14pt" style:font-size-complex="14pt" fo:language="en" fo:country="US"/>
    </style:style>
    <style:style style:name="P419" style:parent-style-name="Обычный" style:family="paragraph">
      <style:paragraph-properties fo:text-align="justify"/>
      <style:text-properties style:font-name-complex="Times New Roman" fo:font-size="14pt" style:font-size-asian="14pt" style:font-size-complex="14pt" fo:language="en" fo:country="US"/>
    </style:style>
    <style:style style:name="P420" style:parent-style-name="Обычный" style:family="paragraph">
      <style:paragraph-properties fo:text-align="justify"/>
      <style:text-properties style:font-name-complex="Times New Roman" fo:font-size="14pt" style:font-size-asian="14pt" style:font-size-complex="14pt" fo:language="en" fo:country="US"/>
    </style:style>
    <style:style style:name="P421" style:parent-style-name="Обычный" style:family="paragraph">
      <style:paragraph-properties fo:text-align="justify"/>
      <style:text-properties style:font-name-complex="Times New Roman" fo:font-size="14pt" style:font-size-asian="14pt" style:font-size-complex="14pt" fo:language="en" fo:country="US"/>
    </style:style>
    <style:style style:name="P422" style:parent-style-name="Обычный" style:family="paragraph">
      <style:paragraph-properties fo:text-align="justify"/>
      <style:text-properties style:font-name-complex="Times New Roman" fo:font-size="14pt" style:font-size-asian="14pt" style:font-size-complex="14pt" fo:language="en" fo:country="US"/>
    </style:style>
    <style:style style:name="P423" style:parent-style-name="Обычный" style:family="paragraph">
      <style:paragraph-properties fo:text-align="justify"/>
      <style:text-properties style:font-name-complex="Times New Roman" fo:font-size="14pt" style:font-size-asian="14pt" style:font-size-complex="14pt" fo:language="en" fo:country="US"/>
    </style:style>
    <style:style style:name="P424" style:parent-style-name="Обычный" style:family="paragraph">
      <style:paragraph-properties fo:text-align="justify"/>
      <style:text-properties style:font-name-complex="Times New Roman" fo:font-size="14pt" style:font-size-asian="14pt" style:font-size-complex="14pt" fo:language="en" fo:country="US"/>
    </style:style>
    <style:style style:name="P425" style:parent-style-name="Обычный" style:family="paragraph">
      <style:paragraph-properties fo:text-align="justify"/>
      <style:text-properties style:font-name-complex="Times New Roman" fo:font-size="14pt" style:font-size-asian="14pt" style:font-size-complex="14pt" fo:language="en" fo:country="US"/>
    </style:style>
    <style:style style:name="P426" style:parent-style-name="Обычный" style:family="paragraph">
      <style:paragraph-properties fo:text-align="justify"/>
      <style:text-properties style:font-name-complex="Times New Roman" fo:font-size="14pt" style:font-size-asian="14pt" style:font-size-complex="14pt" fo:language="en" fo:country="US"/>
    </style:style>
  </office:automatic-styles>
  <office:body>
    <office:text text:use-soft-page-breaks="true">
      <text:p text:style-name="P1"><text:span text:style-name="T3">OrbitScan AI</text:span></text:p>
      <text:p text:style-name="P4">Интеллектуальная система дефектоскопии космических аппаратов на базе Computer Vision</text:p>
      <text:p text:style-name="P5">Проектная документация (стартап‑проект)</text:p>
      <text:p text:style-name="P6">Команда:</text:p>
      <text:p text:style-name="P7">Аширбек Мариям</text:p>
      <text:p text:style-name="P8">Нугметулла Камилла</text:p>
      <text:p text:style-name="P9">Сабиргали Аружан</text:p>
      <text:p text:style-name="P10">Жангалиева Айсана</text:p>
      <text:p text:style-name="P11">Город: Актау<text:s/></text:p>
      <text:p text:style-name="P12">Дата: 27.02.2026</text:p>
      <text:p text:style-name="P13"/>
      <text:h text:style-name="P14" text:outline-level="2"/>
      <text:h text:style-name="P15" text:outline-level="2"/>
      <text:h text:style-name="P16" text:outline-level="2"/>
      <text:h text:style-name="P17" text:outline-level="2"/>
      <text:p text:style-name="P18"/>
      <text:p text:style-name="P19"/>
      <text:h text:style-name="P20" text:outline-level="2"/>
      <text:p text:style-name="P21"/>
      <text:soft-page-break/>
      <text:h text:style-name="P22" text:outline-level="2">СОДЕРЖАНИЕ</text:h>
      <table:table table:style-name="Table23">
        <table:table-columns>
          <table:table-column table:style-name="TableColumn24"/>
        </table:table-columns>
        <table:table-row table:style-name="TableRow25">
          <table:table-cell table:style-name="TableCell26">
            <text:p text:style-name="P27"><text:span text:style-name="T28">Аннотация</text:span><text:span text:style-name="T29"><text:s text:c="103"/></text:span><text:span text:style-name="T30"><text:s text:c="34"/></text:span><text:span text:style-name="T31"><text:s text:c="5"/>3</text:span></text:p>
          </table:table-cell>
        </table:table-row>
        <table:table-row table:style-name="TableRow32">
          <table:table-cell table:style-name="TableCell33">
            <text:list text:style-name="LFO1" text:continue-numbering="true">
              <text:list-item>
                <text:p text:style-name="P34"><text:span text:style-name="T35">Введение</text:span><text:span text:style-name="T36"><text:s text:c="102"/></text:span><text:span text:style-name="T37"><text:s text:c="30"/></text:span><text:span text:style-name="T38"><text:s text:c="5"/>4</text:span></text:p>
              </text:list-item>
            </text:list>
          </table:table-cell>
        </table:table-row>
        <table:table-row table:style-name="TableRow39">
          <table:table-cell table:style-name="TableCell40">
            <text:list text:style-name="LFO1" text:continue-numbering="true">
              <text:list-item>
                <text:p text:style-name="P41"><text:span text:style-name="T42">Исследовательский раздел<text:s/></text:span><text:span text:style-name="T43"><text:s text:c="48"/></text:span><text:span text:style-name="T44"><text:s text:c="32"/></text:span><text:span text:style-name="T45"><text:s text:c="14"/>6</text:span></text:p>
              </text:list-item>
            </text:list>
          </table:table-cell>
        </table:table-row>
        <table:table-row table:style-name="TableRow46">
          <table:table-cell table:style-name="TableCell47">
            <text:p text:style-name="P48"><text:s/>3.1.<text:s/><text:s/>Аналитический обзор и постановка задачи<text:s text:c="23"/><text:s text:c="35"/>6</text:p>
          </table:table-cell>
        </table:table-row>
        <table:table-row table:style-name="TableRow49">
          <table:table-cell table:style-name="TableCell50">
            <text:p text:style-name="P51"><text:s/>3.2.<text:s/><text:s/>Концепция решения OrbitScan AI</text:p>
          </table:table-cell>
        </table:table-row>
        <table:table-row table:style-name="TableRow52">
          <table:table-cell table:style-name="TableCell53">
            <text:p text:style-name="P54"><text:s/>3.3.<text:s/><text:s/>Датасет и подготовка данных</text:p>
          </table:table-cell>
        </table:table-row>
        <table:table-row table:style-name="TableRow55">
          <table:table-cell table:style-name="TableCell56">
            <text:p text:style-name="P57"><text:s/>3.4.<text:s/><text:s/>Методология и обучение модели (ML)</text:p>
          </table:table-cell>
        </table:table-row>
        <table:table-row table:style-name="TableRow58">
          <table:table-cell table:style-name="TableCell59">
            <text:p text:style-name="P60"><text:s/>3.5.<text:s/><text:s/>Архитектура MVP и алгоритм работы</text:p>
          </table:table-cell>
        </table:table-row>
        <table:table-row table:style-name="TableRow61">
          <table:table-cell table:style-name="TableCell62">
            <text:p text:style-name="P63"><text:s text:c="2"/>3.6.<text:s/><text:s/>Метрики эффективности и результаты тестирования</text:p>
          </table:table-cell>
        </table:table-row>
        <table:table-row table:style-name="TableRow64">
          <table:table-cell table:style-name="TableCell65">
            <text:p text:style-name="P66"><text:s/>3.7.<text:s/><text:s/>Надежность, безопасность, ограничения и риски</text:p>
          </table:table-cell>
        </table:table-row>
        <table:table-row table:style-name="TableRow67">
          <table:table-cell table:style-name="TableCell68">
            <text:p text:style-name="P69"><text:s/>3.8.<text:s/><text:s/>Анализ рынка и целевая аудитория</text:p>
          </table:table-cell>
        </table:table-row>
        <table:table-row table:style-name="TableRow70">
          <table:table-cell table:style-name="TableCell71">
            <text:p text:style-name="P72"><text:s/>3.9.<text:s/><text:s/>Конкурентные преимущества</text:p>
          </table:table-cell>
        </table:table-row>
        <table:table-row table:style-name="TableRow73">
          <table:table-cell table:style-name="TableCell74">
            <text:p text:style-name="P75">3.10.<text:s/><text:s/>Бизнес‑модель и монетизация</text:p>
          </table:table-cell>
        </table:table-row>
        <table:table-row table:style-name="TableRow76">
          <table:table-cell table:style-name="TableCell77">
            <text:p text:style-name="P78"><text:s/>3.11.<text:s/><text:s/>План внедрения и дорожная карта</text:p>
          </table:table-cell>
        </table:table-row>
        <table:table-row table:style-name="TableRow79">
          <table:table-cell table:style-name="TableCell80">
            <text:list text:style-name="LFO34" text:continue-numbering="true">
              <text:list-item>
                <text:p text:style-name="P81"><text:span text:style-name="T82">Заключение</text:span><text:span text:style-name="T83"><text:s text:c="122"/>14</text:span></text:p>
              </text:list-item>
            </text:list>
          </table:table-cell>
        </table:table-row>
        <table:table-row table:style-name="TableRow84">
          <table:table-cell table:style-name="TableCell85">
            <text:list text:style-name="LFO34" text:continue-numbering="true">
              <text:list-item>
                <text:p text:style-name="P86"><text:span text:style-name="T87">Список источников</text:span><text:span text:style-name="T88"><text:s text:c="101"/>1</text:span><text:span text:style-name="T89">7</text:span><text:span text:style-name="T90"><text:s text:c="63"/></text:span></text:p>
              </text:list-item>
            </text:list>
          </table:table-cell>
        </table:table-row>
        <table:table-row table:style-name="TableRow91">
          <table:table-cell table:style-name="TableCell92">
            <text:p text:style-name="P93"/>
          </table:table-cell>
        </table:table-row>
      </table:table>
      <text:h text:style-name="P94" text:outline-level="2"/>
      <text:h text:style-name="P95" text:outline-level="2">1. АННОТАЦИЯ<text:s/></text:h>
      <text:p text:style-name="P96">OrbitScan AI — программно‑технический проект, предназначенный для первичной дефектоскопии внешней обшивки космических аппаратов по изображениям с применением методов компьютерного зрения и машинного обучения. Актуальность проекта обусловлена ростом количества объектов на орбите и усилением угроз, связанных с космическим мусором. При высоких относительных скоростях столкновений (порядка 8 км/с) даже малые фрагменты способны вызвать повреждения поверхности: пробоины, трещины, локальные деформации, отслоение покрытий и нарушения в стыках конструктивных элементов. Такие дефекты повышают вероятность отказов, ухудшают терморежим, снижают ресурс аппарата и увеличивают стоимость эксплуатации, мониторинга и страхования.</text:p>
      <text:p text:style-name="P97">Цель OrbitScan AI — предоставить быстрый, стандартизированный и воспроизводимый инструмент первичной диагностики: по одному изображению оценивать наличие признаков повреждения и выдавать понятное заключение для принятия решения о необходимости углубленной инженерной проверки. Гипотеза исследования состоит в том, что сверточная нейронная сеть, обученная на размеченном датасете изображений целостной и поврежденной обшивки, способна надежно различать классы Normal и Damage при вариативности ракурсов, освещения и качества изображений.</text:p>
      <text:p text:style-name="P98"><text:span text:style-name="T99">Методология включает сбор данных из открытых источников и 3D</text:span><text:span text:style-name="T100">‑рендеров, формирование и контроль качества разметки (критерии дефектов, исключение неоднозначных примеров), предобработку и аугментации, обучение и тестирование модели по метрикам классификации, а также внедрение инференса в браузерной среде с использованием TensorFlow.js. Практический результат — MVP</text:span><text:span text:style-name="T101">‑прототип, демонстрирующий точность свыше 90% и быстрый вывод вердикта. Проект обладает потенциалом развития до детекции и локализации дефектов (object detection) с указанием координат повреждений и формирования автоматизированных отчетов для эксплуатационных и риск</text:span><text:span text:style-name="T102">‑аналитических сценариев</text:span></text:p>
      <text:soft-page-break/>
      <text:h text:style-name="P103" text:outline-level="2">2. ВВЕДЕНИЕ</text:h>
      <text:h text:style-name="P104" text:outline-level="3">2.1. Актуальность темы</text:h>
      <text:p text:style-name="P105">Современная космическая отрасль развивается ускоренными темпами: растет количество запусков, расширяются спутниковые группировки, усложняется орбитальная обстановка и повышается плотность объектов в околоземном пространстве. На орбитах присутствуют десятки миллионов фрагментов космического мусора различных размеров. Даже малые частицы при высоких относительных скоростях способны вызывать повреждения поверхностных элементов космических аппаратов. В условиях массового применения спутников и высокой стоимости каждой миссии возрастает потребность в технологических решениях, снижающих риски эксплуатации и ускоряющих принятие решений при подозрении на повреждение.</text:p>
      <text:p text:style-name="P106">Актуальность разработки OrbitScan AI определяется следующими факторами:</text:p>
      <text:list text:style-name="LFO2" text:continue-numbering="true">
        <text:list-item>
          <text:p text:style-name="P107"><text:span text:style-name="T108">Высокая цена ошибки:</text:span><text:span text:style-name="T109"><text:s/>пропуск повреждения на раннем этапе может привести к цепочке последствий, включая ухудшение характеристик, снижение ресурса и аварийные ситуации.</text:span></text:p>
        </text:list-item>
        <text:list-item>
          <text:p text:style-name="P110"><text:span text:style-name="T111">Низкая масштабируемость ручного контроля:</text:span><text:span text:style-name="T112"><text:s/>при росте объемов визуальных данных возрастает нагрузка на экспертов, увеличиваются сроки проверки и вероятность субъективных ошибок.</text:span></text:p>
        </text:list-item>
        <text:list-item>
          <text:p text:style-name="P113"><text:span text:style-name="T114">Необходимость стандартизации:</text:span><text:span text:style-name="T115"><text:s/>нужен единый формат первичного вывода, который можно встроить в регламент и использовать для дальнейшей инженерной верификации.</text:span></text:p>
        </text:list-item>
      </text:list>
      <text:h text:style-name="P116" text:outline-level="3"/>
      <text:h text:style-name="P117" text:outline-level="3">2.2. Проблема</text:h>
      <text:p text:style-name="P118">Первичный контроль состояния обшивки по изображениям зачастую выполняется вручную. Такой подход:</text:p>
      <text:list text:style-name="LFO3" text:continue-numbering="true">
        <text:list-item>
          <text:p text:style-name="P119">требует времени и высокой квалификации специалистов;</text:p>
        </text:list-item>
        <text:list-item>
          <text:p text:style-name="P120">зависит от качества снимка, освещения и ракурса;</text:p>
        </text:list-item>
        <text:list-item>
          <text:p text:style-name="P121">плохо масштабируется при массовых проверках;</text:p>
        </text:list-item>
        <text:list-item>
          <text:p text:style-name="P122">затрудняет воспроизводимость и сравнение результатов между разными проверками и исполнителями.</text:p>
        </text:list-item>
      </text:list>
      <text:list text:style-name="LFO35" text:continue-numbering="true">
        <text:list-item>
          <text:p text:style-name="P123">Ограниченность экспертов: визуальный контроль вручную субъективен и медленен.</text:p>
        </text:list-item>
        <text:list-item>
          <text:p text:style-name="P124">Орбитальный шум: блики и нерелевантные объекты на фоне часто вызывают ошибки у стандартных систем мониторинга.<text:s/></text:p>
        </text:list-item>
      </text:list>
      <text:p text:style-name="P125">Следовательно, возникает необходимость в инструменте, который ускоряет первичную диагностику, снижает субъективность и помогает быстро определить, какие случаи требуют углубленной инженерной проверки.<text:s/></text:p>
      <text:p text:style-name="P126"/>
      <text:p text:style-name="P127"><text:span text:style-name="T128">2.3. Цель и задачи проекта</text:span></text:p>
      <text:p text:style-name="P129"><text:span text:style-name="T130">Цель:</text:span><text:span text:style-name="T131"><text:s/>разработать и экспериментально подтвердить работоспособность системы, автоматически определяющей наличие признаков повреждения обшивки спутника по изображению и выдающей первичное заключение (Normal</text:span><text:span text:style-name="T132"><text:s/></text:span><text:span text:style-name="T133">/</text:span><text:span text:style-name="T134"><text:s/></text:span><text:span text:style-name="T135">Damage</text:span><text:span text:style-name="T136"><text:s/>/Non-Tech Object</text:span><text:span text:style-name="T137">) с оценкой уверенности.</text:span></text:p>
      <text:p text:style-name="P138"/>
      <text:p text:style-name="P139"><text:span text:style-name="T140">Задачи:</text:span></text:p>
      <text:list text:style-name="LFO4" text:continue-numbering="true">
        <text:list-item>
          <text:p text:style-name="P141">Сформулировать критерии дефектов и правила отнесения к классу Damage.</text:p>
        </text:list-item>
        <text:list-item>
          <text:p text:style-name="P142">Собрать датасет изображений и обеспечить корректную разметку.</text:p>
        </text:list-item>
        <text:list-item>
          <text:p text:style-name="P143">Реализовать модель компьютерного зрения для бинарной классификации Normal /<text:s/>Non-Tech Object /<text:s/>Damage.</text:p>
        </text:list-item>
        <text:list-item>
          <text:p text:style-name="P144">Провести тестирование качества по метрикам классификации и оценить устойчивость к вариативности условий съемки.</text:p>
        </text:list-item>
        <text:list-item>
          <text:p text:style-name="P145">Создать MVP‑архитектуру и удобный пользовательский workflow.</text:p>
        </text:list-item>
        <text:list-item>
          <text:p text:style-name="P146">Определить ограничения, риски и план развития проекта до локализации дефектов и отчетности.</text:p>
        </text:list-item>
        <text:list-item>
          <text:p text:style-name="P147"/>
        </text:list-item>
      </text:list>
      <text:soft-page-break/>
      <text:h text:style-name="P148" text:outline-level="3">2.4. Объект и предмет исследования</text:h>
      <text:p text:style-name="P149"><text:span text:style-name="T150">Объект исследования:</text:span><text:span text:style-name="T151"><text:s/>изображения внешней поверхности космических аппаратов (фотографии, рендеры, снимки визуального контроля).</text:span></text:p>
      <text:p text:style-name="P152"><text:span text:style-name="T153">Предмет исследования:</text:span><text:span text:style-name="T154"><text:s/>методы компьютерного зрения и машинного обучения для выявления визуальных признаков дефектов поверхности.</text:span></text:p>
      <text:h text:style-name="P155" text:outline-level="3"/>
      <text:h text:style-name="P156" text:outline-level="3">2.5. Гипотеза</text:h>
      <text:p text:style-name="P157">Сверточная нейронная сеть, обученная на репрезентативном датасете с контролируемой разметкой, способна выделять признаки дефектов обшивки и обеспечивать качество, достаточное для первичного скрининга и принятия решения о необходимости дальнейшей инженерной проверки.</text:p>
      <text:p text:style-name="P158"><text:s/></text:p>
      <text:p text:style-name="P159"><text:span text:style-name="T160">2.6. Методы решения задач</text:span></text:p>
      <text:p text:style-name="P161">В работе применяются:</text:p>
      <text:list text:style-name="LFO5" text:continue-numbering="true">
        <text:list-item>
          <text:p text:style-name="P162">сбор и подготовка данных (предобработка, нормализация, аугментации);</text:p>
        </text:list-item>
        <text:list-item>
          <text:p text:style-name="P163">формирование классов Normal<text:s/>/ Non-Tech Object<text:s/>/<text:s/>Damage и контроль качества разметки;</text:p>
        </text:list-item>
        <text:list-item>
          <text:p text:style-name="P164">обучение CNN‑модели и тестирование на отложенной выборке;</text:p>
        </text:list-item>
        <text:list-item>
          <text:p text:style-name="P165">внедрение инференса в браузерной среде (TensorFlow.js);</text:p>
        </text:list-item>
        <text:list-item>
          <text:p text:style-name="P166">разработка сценария: загрузка изображения → анализ → вывод вердикта и рекомендаций.</text:p>
        </text:list-item>
      </text:list>
      <text:p text:style-name="P167"/>
      <text:h text:style-name="P168" text:outline-level="2"/>
      <text:h text:style-name="P169" text:outline-level="2">3. ИССЛЕДОВАТЕЛЬСКИЙ РАЗДЕЛ</text:h>
      <text:h text:style-name="P170" text:outline-level="3">3.1. Аналитический обзор и постановка задачи</text:h>
      <text:p text:style-name="P171">Контроль состояния космических аппаратов может опираться на телеметрию, специализированные датчики и визуальные инспекции.<text:s/><text:soft-page-break/>Датчики и телеметрия дают косвенные признаки и требуют аппаратного внедрения, а визуальный анализ обеспечивает прямую оценку состояния поверхности, но часто остается ручным и трудоемким.</text:p>
      <text:p text:style-name="P172"><text:span text:style-name="T173">Постановка здачи OrbitScan AI:</text:span><text:span text:style-name="T174"><text:s/>автоматизировать первичный визуальный анализ изображения поверхности и выдавать стандартизированное решение:</text:span></text:p>
      <text:list text:style-name="LFO6" text:continue-numbering="true">
        <text:list-item>
          <text:p text:style-name="P175">обнаружены ли признаки повреждения (Damage) или нет (Normal);</text:p>
        </text:list-item>
        <text:list-item>
          <text:p text:style-name="P176">насколько уверена модель в выводе;</text:p>
        </text:list-item>
        <text:list-item>
          <text:p text:style-name="P177">требуется ли углубленная проверка.</text:p>
        </text:list-item>
      </text:list>
      <text:p text:style-name="P178">На MVP‑этапе выбирается формат бинарной классификации, поскольку он:</text:p>
      <text:list text:style-name="LFO7" text:continue-numbering="true">
        <text:list-item>
          <text:p text:style-name="P179">минимизирует порог входа для пользователя;</text:p>
        </text:list-item>
        <text:list-item>
          <text:p text:style-name="P180">позволяет быстро доказать прикладную ценность;</text:p>
        </text:list-item>
        <text:list-item>
          <text:p text:style-name="P181">является базой для следующего этапа — локализации дефектов (object detection).</text:p>
        </text:list-item>
      </text:list>
      <text:h text:style-name="P182" text:outline-level="3">3.2. Концепция решения OrbitScan AI</text:h>
      <text:p text:style-name="P183">OrbitScan AI — это интеллектуальный модуль первичной диагностики по изображению. Он решает практическую задачу “скрининга риска”:</text:p>
      <text:list text:style-name="LFO8" text:continue-numbering="true">
        <text:list-item>
          <text:p text:style-name="P184">если вероятность Damage высока, изображение направляется на углубленную инженерную проверку;</text:p>
        </text:list-item>
        <text:list-item>
          <text:p text:style-name="P185">если признаки Damage не выявлены, фиксируется результат и рекомендуется плановый контроль.</text:p>
        </text:list-item>
      </text:list>
      <text:p text:style-name="P186">Ключевые свойства:</text:p>
      <text:list text:style-name="LFO9" text:continue-numbering="true">
        <text:list-item>
          <text:p text:style-name="P187">скорость принятия решения;</text:p>
        </text:list-item>
        <text:list-item>
          <text:p text:style-name="P188">воспроизводимость и стандартизация;</text:p>
        </text:list-item>
        <text:list-item>
          <text:p text:style-name="P189">возможность масштабирования на большие объемы данных;</text:p>
        </text:list-item>
        <text:list-item>
          <text:p text:style-name="P190">потенциал развития до координат дефекта и отчетности.</text:p>
        </text:list-item>
      </text:list>
      <text:p text:style-name="P191"/>
      <text:p text:style-name="P192"><text:span text:style-name="T193">3.3. Датасет и подготовка данных</text:span></text:p>
      <text:p text:style-name="P194">Процесс работы с данными является фундаментом системы, так как качество классификации напрямую зависит от репрезентативности и чистоты обучающей выборки.</text:p>
      <text:soft-page-break/>
      <text:h text:style-name="P195" text:outline-level="4">3.3.1. Источники и разнообразие данных</text:h>
      <text:p text:style-name="P196">Датасет формируется из открытых изображений и 3D‑рендеров, отражающих:</text:p>
      <text:list text:style-name="LFO10" text:continue-numbering="true">
        <text:list-item>
          <text:p text:style-name="P197">различные элементы конструкции (панели, стыки, внешние поверхности);</text:p>
        </text:list-item>
        <text:list-item>
          <text:p text:style-name="P198">разные ракурсы и масштабы;</text:p>
        </text:list-item>
        <text:list-item>
          <text:p text:style-name="P199">вариативность освещения и качества изображения.</text:p>
        </text:list-item>
      </text:list>
      <text:h text:style-name="P200" text:outline-level="4">3.3.2. Классы и определения</text:h>
      <text:p text:style-name="P201">Используются два класса:</text:p>
      <text:list text:style-name="LFO11" text:continue-numbering="true">
        <text:list-item>
          <text:p text:style-name="P202"><text:span text:style-name="T203">Normal</text:span><text:span text:style-name="T204"><text:s/>— поверхность без видимых дефектов.</text:span></text:p>
        </text:list-item>
        <text:list-item>
          <text:p text:style-name="P205"><text:span text:style-name="T206">Damage</text:span><text:span text:style-name="T207"><text:s/>— наличие признаков повреждения: пробоины, трещины, вмятины, деформации, нарушения целостности покрытия, локальные аномалии структуры.</text:span></text:p>
        </text:list-item>
      </text:list>
      <text:h text:style-name="P208" text:outline-level="4">3.3.3. Контроль качества разметки<text:s/></text:h>
      <text:p text:style-name="P209">Чтобы повысить достоверность:</text:p>
      <text:list text:style-name="LFO12" text:continue-numbering="true">
        <text:list-item>
          <text:p text:style-name="P210">фиксируются критерии Damage в виде чек‑листа;</text:p>
        </text:list-item>
        <text:list-item>
          <text:p text:style-name="P211">исключаются изображения, где дефект неразличим или неоднозначен;</text:p>
        </text:list-item>
        <text:list-item>
          <text:p text:style-name="P212">контролируется баланс классов, чтобы модель не “привыкала” к одному варианту ответа.</text:p>
        </text:list-item>
      </text:list>
      <text:h text:style-name="P213" text:outline-level="4">3.3.4. Предобработка и аугментации</text:h>
      <text:p text:style-name="P214">Для повышения устойчивости:</text:p>
      <text:list text:style-name="LFO13" text:continue-numbering="true">
        <text:list-item>
          <text:p text:style-name="P215">приведение к единому размеру;</text:p>
        </text:list-item>
        <text:list-item>
          <text:p text:style-name="P216">нормализация значений пикселей;</text:p>
        </text:list-item>
        <text:list-item>
          <text:p text:style-name="P217">аугментации (повороты, яркость, контраст) для имитации различных условий съемки.</text:p>
        </text:list-item>
      </text:list>
      <text:soft-page-break/>
      <text:h text:style-name="P218" text:outline-level="3">3.4. Методология и обучение модели (ML)</text:h>
      <text:p text:style-name="P219">Формирование датасета и предобработка</text:p>
      <text:p text:style-name="P220">Датасет объединяет открытые изображения и высоко реалистичные 3D-рендеры. Процесс подготовки включает:</text:p>
      <text:list text:style-name="LFO36" text:continue-numbering="true">
        <text:list-item>
          <text:p text:style-name="P221">Нормализацию пиксельных значений.</text:p>
        </text:list-item>
        <text:list-item>
          <text:p text:style-name="P222">Приведение всех входных данных к единому размеру.</text:p>
        </text:list-item>
        <text:list-item>
          <text:p text:style-name="P223">Аугментацию (имитация бликов, изменения контрастности и ракурса).</text:p>
        </text:list-item>
      </text:list>
      <text:p text:style-name="ОбычныйИнтернет"><text:span text:style-name="T224">Обучение<text:s/></text:span><text:span text:style-name="T225">CNN</text:span><text:span text:style-name="T226">-модели</text:span><text:span text:style-name="T227"><text:s/></text:span></text:p>
      <text:p text:style-name="ОбычныйИнтернет"><text:span text:style-name="T228">Сверточные нейронные сети выбраны как стандарт для дефектоскопии благодаря их способности эффективно выделять края, текстурные изменения и локальные аномалии</text:span><text:span text:style-name="T229">.<text:s/></text:span><text:span text:style-name="T230">Модель возвращает вероятность принадлежности к классу, которая сопоставляется с настраиваемым порогом уверенности для обеспечения безопасности</text:span><text:span text:style-name="T231">.</text:span></text:p>
      <text:p text:style-name="P232"/>
      <text:h text:style-name="P233" text:outline-level="4">3.4.1. Выбор модели</text:h>
      <text:p text:style-name="P234">Сверточные нейронные сети (CNN) являются стандартом для задач анализа изображений, так как эффективно выделяют:</text:p>
      <text:list text:style-name="LFO14" text:continue-numbering="true">
        <text:list-item>
          <text:p text:style-name="P235">края и контуры;</text:p>
        </text:list-item>
        <text:list-item>
          <text:p text:style-name="P236">текстурные изменения;</text:p>
        </text:list-item>
        <text:list-item>
          <text:p text:style-name="P237">локальные аномалии поверхности.</text:p>
        </text:list-item>
      </text:list>
      <text:p text:style-name="P238">Это соответствует природе дефектов, которые часто проявляются локально и могут иметь слабую контрастность.</text:p>
      <text:p text:style-name="P239"/>
      <text:h text:style-name="P240" text:outline-level="4"/>
      <text:h text:style-name="P241" text:outline-level="4">3.4.2. Процесс обучения и тестирования</text:h>
      <text:p text:style-name="P242">Методология включает:</text:p>
      <text:soft-page-break/>
      <text:list text:style-name="LFO15" text:continue-numbering="true">
        <text:list-item>
          <text:p text:style-name="P243">разделение на обучающую и тестовую выборки;</text:p>
        </text:list-item>
        <text:list-item>
          <text:p text:style-name="P244">обучение модели с контролем переобучения;</text:p>
        </text:list-item>
        <text:list-item>
          <text:p text:style-name="P245">оценку качества на тестовой выборке;</text:p>
        </text:list-item>
        <text:list-item>
          <text:p text:style-name="P246">проверку устойчивости на изображениях с вариативными условиями.</text:p>
        </text:list-item>
      </text:list>
      <text:h text:style-name="P247" text:outline-level="4"/>
      <text:h text:style-name="P248" text:outline-level="4">3.4.3. Логика принятия решения и порог уверенности</text:h>
      <text:p text:style-name="P249">Модель возвращает вероятности классов. Вердикт определяется сравнением вероятности Damage с порогом. Настройка порога важна для безопасности: при необходимости можно повышать чувствительность к Damage, снижая риск пропуска дефекта.</text:p>
      <text:p text:style-name="P250"/>
      <text:h text:style-name="P251" text:outline-level="3"><text:span text:style-name="T252">3.5. Архитектура MVP и алгоритм работы</text:span></text:h>
      <text:p text:style-name="Обычный"><text:span text:style-name="T253">MVP-версия системы реализована на базе<text:s/></text:span><text:span text:style-name="T254">TensorFlow.js</text:span><text:span text:style-name="T255">, что позволяет выполнять инференс непосредственно в браузере (Edge AI). Это гарантирует локальную обработку данных и отсутствие рисков утечки конфиденциальных снимков.</text:span></text:p>
      <text:p text:style-name="P256"/>
      <text:h text:style-name="P257" text:outline-level="4">3.5.1. Состав MVP</text:h>
      <text:p text:style-name="P258">MVP включает:</text:p>
      <text:list text:style-name="LFO16" text:continue-numbering="true">
        <text:list-item>
          <text:p text:style-name="P259">пользовательский интерфейс загрузки изображения;</text:p>
        </text:list-item>
        <text:list-item>
          <text:p text:style-name="P260">модуль предобработки;</text:p>
        </text:list-item>
        <text:list-item>
          <text:p text:style-name="P261">модуль инференса модели;</text:p>
        </text:list-item>
        <text:list-item>
          <text:p text:style-name="P262">модуль интерпретации результата и вывода рекомендаций.</text:p>
        </text:list-item>
      </text:list>
      <text:h text:style-name="P263" text:outline-level="4"/>
      <text:h text:style-name="P264" text:outline-level="4">3.5.2. Алгоритм работы (workflow)</text:h>
      <text:list text:style-name="LFO17" text:continue-numbering="true">
        <text:list-item>
          <text:p text:style-name="P265">Пользователь загружает изображение.</text:p>
        </text:list-item>
        <text:list-item>
          <text:p text:style-name="P266">Система проверяет формат и базовую пригодность.</text:p>
        </text:list-item>
        <text:list-item>
          <text:p text:style-name="P267">Выполняется предобработка (размер, нормализация).</text:p>
        </text:list-item>
        <text:list-item>
          <text:p text:style-name="P268">Запускается инференс модели.</text:p>
        </text:list-item>
        <text:list-item>
          <text:p text:style-name="P269">Формируется результат: Normal/Damage, уверенность, рекомендация.</text:p>
        </text:list-item>
      </text:list>
      <text:h text:style-name="P270" text:outline-level="4"/>
      <text:h text:style-name="P271" text:outline-level="4">3.5.3. Формат результата для пользователя</text:h>
      <text:list text:style-name="LFO18" text:continue-numbering="true">
        <text:list-item>
          <text:p text:style-name="P272"><text:span text:style-name="T273">Вердикт</text:span><text:span text:style-name="T274">:<text:s/></text:span><text:span text:style-name="T275">Normal</text:span><text:span text:style-name="T276"><text:s/>/<text:s/></text:span><text:span text:style-name="T277">Damage</text:span><text:span text:style-name="T278"><text:s/>/<text:s/></text:span><text:span text:style-name="T279">Non-Tech Object</text:span></text:p>
        </text:list-item>
        <text:list-item>
          <text:p text:style-name="P280"><text:span text:style-name="T281">Уверенность:<text:s/></text:span><text:span text:style-name="T282">&gt;90</text:span><text:span text:style-name="T283">%</text:span></text:p>
        </text:list-item>
        <text:list-item>
          <text:p text:style-name="P284">Рекомендация:<text:s/></text:p>
          <text:list text:continue-numbering="true">
            <text:list-item>
              <text:p text:style-name="P285">при Normal — “признаки дефекта не обнаружены; рекомендуется плановый контроль”;</text:p>
            </text:list-item>
            <text:list-item>
              <text:p text:style-name="P286">при Damage — “обнаружены признаки повреждения; требуется инженерная проверка и дополнительные данные”.</text:p>
            </text:list-item>
          </text:list>
        </text:list-item>
      </text:list>
      <text:h text:style-name="P287" text:outline-level="3"/>
      <text:h text:style-name="P288" text:outline-level="3">3.6. Метрики эффективности и результаты тестирования</text:h>
      <text:h text:style-name="P289" text:outline-level="4">3.6.1. Метрики</text:h>
      <text:p text:style-name="P290">Основная метрика:</text:p>
      <text:list text:style-name="LFO19" text:continue-numbering="true">
        <text:list-item>
          <text:p text:style-name="P291"><text:span text:style-name="T292">Accuracy</text:span><text:span text:style-name="T293"><text:s/>— общая точность классификации.</text:span></text:p>
        </text:list-item>
      </text:list>
      <text:p text:style-name="P294">Для класса Damage рекомендуется анализировать:</text:p>
      <text:list text:style-name="LFO20" text:continue-numbering="true">
        <text:list-item>
          <text:p text:style-name="P295"><text:span text:style-name="T296">Recall (полнота)</text:span><text:span text:style-name="T297"><text:s/>— минимизация пропуска дефектов;</text:span></text:p>
        </text:list-item>
        <text:list-item>
          <text:p text:style-name="P298"><text:span text:style-name="T299">Precision (точность)</text:span><text:span text:style-name="T300"><text:s/>— контроль ложных срабатываний.</text:span></text:p>
        </text:list-item>
      </text:list>
      <text:h text:style-name="P301" text:outline-level="4"/>
      <text:h text:style-name="P302" text:outline-level="4">3.6.2. Результаты MVP</text:h>
      <text:list text:style-name="LFO21" text:continue-numbering="true">
        <text:list-item>
          <text:p text:style-name="P303"><text:span text:style-name="T304">достигнута точность<text:s/></text:span><text:span text:style-name="T305">выше 90%</text:span><text:span text:style-name="T306"><text:s/>на тестовых данных;</text:span></text:p>
        </text:list-item>
        <text:list-item>
          <text:p text:style-name="P307">обеспечена высокая скорость получения результата (доли секунды, зависит от устройства);</text:p>
        </text:list-item>
        <text:list-item>
          <text:p text:style-name="P308">подтверждена работоспособность сценария первичной диагностики по изображению.</text:p>
        </text:list-item>
      </text:list>
      <text:h text:style-name="P309" text:outline-level="4"/>
      <text:h text:style-name="P310" text:outline-level="4">3.6.3. Интерпретация результатов<text:s/></text:h>
      <text:p text:style-name="P311">OrbitScan AI предназначен для первичного скрининга. Система ускоряет принятие решения о том, нужно ли направлять случай на углубленную проверку, и тем самым повышает масштабируемость и воспроизводимость первичного контроля.</text:p>
      <text:h text:style-name="P312" text:outline-level="3">3.7. Надежность, безопасность, ограничения и риски</text:h>
      <text:h text:style-name="P313" text:outline-level="4">3.7.1. Надежность</text:h>
      <text:p text:style-name="P314">Требования к устойчивости включают корректную работу при:</text:p>
      <text:list text:style-name="LFO22" text:continue-numbering="true">
        <text:list-item>
          <text:p text:style-name="P315">изменениях ракурса;</text:p>
        </text:list-item>
        <text:list-item>
          <text:p text:style-name="P316">вариативности освещения;</text:p>
        </text:list-item>
        <text:list-item>
          <text:p text:style-name="P317">наличии умеренного шума и артефактов изображения.</text:p>
        </text:list-item>
      </text:list>
      <text:h text:style-name="P318" text:outline-level="4">3.7.2. Безопасность</text:h>
      <text:p text:style-name="P319">Браузерный подход позволяет выполнять анализ локально, что повышает контроль над данными и снижает риски утечки исходных изображений.</text:p>
      <text:h text:style-name="P320" text:outline-level="4">3.7.3. Ограничения</text:h>
      <text:list text:style-name="LFO23" text:continue-numbering="true">
        <text:list-item>
          <text:p text:style-name="P321">качество зависит от полноты и представительности датасета;</text:p>
        </text:list-item>
        <text:list-item>
          <text:p text:style-name="P322">редкие типы дефектов могут требовать расширения обучающих данных;</text:p>
        </text:list-item>
        <text:list-item>
          <text:p text:style-name="P323">сильные блики и низкое качество снимка ухудшают надежность;</text:p>
        </text:list-item>
        <text:list-item>
          <text:p text:style-name="P324">система не заменяет инженерную экспертизу, а повышает эффективность первичного этапа.</text:p>
        </text:list-item>
      </text:list>
      <text:soft-page-break/>
      <text:h text:style-name="P325" text:outline-level="4">3.7.4. Риски и способы их снижения</text:h>
      <text:list text:style-name="LFO24" text:continue-numbering="true">
        <text:list-item>
          <text:p text:style-name="P326"><text:span text:style-name="T327">Смещение данных (bias):</text:span><text:span text:style-name="T328"><text:s/>расширение датасета и тестирование на новых источниках.</text:span></text:p>
        </text:list-item>
        <text:list-item>
          <text:p text:style-name="P329"><text:span text:style-name="T330">Пропуск дефекта:</text:span><text:span text:style-name="T331"><text:s/>настройка порога, приоритет Recall по Damage, усиление данных Damage</text:span><text:span text:style-name="T332">‑класса.</text:span></text:p>
        </text:list-item>
        <text:list-item>
          <text:p text:style-name="P333"><text:span text:style-name="T334">Ложные тревоги:</text:span><text:span text:style-name="T335"><text:s/>расширение и очистка Normal</text:span><text:span text:style-name="T336">‑класса, повышение разнообразия нормальных примеров.</text:span></text:p>
        </text:list-item>
        <text:list-item>
          <text:p text:style-name="P337"><text:span text:style-name="T338">Недоверие пользователя:</text:span><text:span text:style-name="T339"><text:s/>добавление интерпретируемости на следующем этапе (локализация дефекта на изображении).</text:span></text:p>
        </text:list-item>
      </text:list>
      <text:h text:style-name="P340" text:outline-level="3">3.8. Анализ рынка и целевая аудитория</text:h>
      <text:p text:style-name="P341">Рынок обслуживания, мониторинга и диагностики спутников развивается вместе с ростом группировок. Потенциальные пользователи:</text:p>
      <text:list text:style-name="LFO25" text:continue-numbering="true">
        <text:list-item>
          <text:p text:style-name="P342">операторы спутников;</text:p>
        </text:list-item>
        <text:list-item>
          <text:p text:style-name="P343">производители и интеграторы;</text:p>
        </text:list-item>
        <text:list-item>
          <text:p text:style-name="P344">организации по оценке рисков и страхованию.</text:p>
        </text:list-item>
      </text:list>
      <text:p text:style-name="P345">Ключевая потребность — быстрое и стандартизированное решение на основе визуальных данных: “есть ли признаки повреждения” и “нужна ли углубленная проверка”.</text:p>
      <text:h text:style-name="P346" text:outline-level="3">3.9. Конкурентные преимущества</text:h>
      <text:list text:style-name="LFO26" text:continue-numbering="true">
        <text:list-item>
          <text:p text:style-name="P347">доступность и быстрый старт (веб‑сценарий);</text:p>
        </text:list-item>
        <text:list-item>
          <text:p text:style-name="P348">стандартизированный результат, пригодный для регламентов;</text:p>
        </text:list-item>
        <text:list-item>
          <text:p text:style-name="P349">высокая скорость анализа;</text:p>
        </text:list-item>
        <text:list-item>
          <text:p text:style-name="P350">возможность локальной обработки;</text:p>
        </text:list-item>
        <text:list-item>
          <text:p text:style-name="P351">ясный путь масштабирования до детекции дефектов и отчетности.</text:p>
        </text:list-item>
      </text:list>
      <text:h text:style-name="P352" text:outline-level="3">3.10. Бизнес‑модель и монетизация</text:h>
      <text:list text:style-name="LFO27" text:continue-numbering="true">
        <text:list-item>
          <text:p text:style-name="P353">подписочная модель для регулярных проверок;</text:p>
        </text:list-item>
        <text:list-item>
          <text:p text:style-name="P354">лицензирование для организаций‑производителей и инженерных центров;</text:p>
        </text:list-item>
        <text:list-item>
          <text:p text:style-name="P355">API‑доступ для интеграции в корпоративные процессы и риск‑оценку.</text:p>
        </text:list-item>
      </text:list>
      <text:soft-page-break/>
      <text:h text:style-name="P356" text:outline-level="3">3.11. План внедрения и дорожная карта</text:h>
      <text:p text:style-name="P357">Этап 1. Усиление доказательной базы</text:p>
      <text:list text:style-name="LFO28" text:continue-numbering="true">
        <text:list-item>
          <text:p text:style-name="P358">расширение датасета;</text:p>
        </text:list-item>
        <text:list-item>
          <text:p text:style-name="P359">протокол тестирования и матрица ошибок;</text:p>
        </text:list-item>
        <text:list-item>
          <text:p text:style-name="P360">демонстрационный пакет кейсов (типовые примеры Normal/Damage).</text:p>
        </text:list-item>
      </text:list>
      <text:p text:style-name="P361">Этап 2. Локализация дефектов</text:p>
      <text:list text:style-name="LFO29" text:continue-numbering="true">
        <text:list-item>
          <text:p text:style-name="P362">переход к object detection (например, YOLO‑подход);</text:p>
        </text:list-item>
        <text:list-item>
          <text:p text:style-name="P363">определение координат дефекта и визуальная подсветка области.</text:p>
        </text:list-item>
      </text:list>
      <text:p text:style-name="P364">Этап 3. Отчетность</text:p>
      <text:list text:style-name="LFO30" text:continue-numbering="true">
        <text:list-item>
          <text:p text:style-name="P365">автоматизированный отчет по результатам анализа;</text:p>
        </text:list-item>
        <text:list-item>
          <text:p text:style-name="P366">история проверок и аудит.</text:p>
        </text:list-item>
      </text:list>
      <text:p text:style-name="P367"/>
      <text:p text:style-name="P368"/>
      <text:h text:style-name="P369" text:outline-level="2">4. ЗАКЛЮЧЕНИЕ<text:s/></text:h>
      <text:p text:style-name="P370">В рамках выполнения проекта OrbitScan AI была разработана и обоснована концепция интеллектуальной системы первичной дефектоскопии внешней обшивки космических аппаратов, основанной на методах компьютерного зрения и машинного обучения. Актуальность проекта определяется объективными тенденциями развития космической индустрии: ростом количества запусков, расширением спутниковых группировок и усложнением орбитальной обстановки. Увеличение плотности объектов на орбите приводит к росту угроз, связанных с космическим мусором. При высоких относительных скоростях столкновения даже малые фрагменты способны вызвать повреждения поверхности аппарата. Дефекты обшивки, даже локальные, могут стать причиной эксплуатационных последствий, включая ухудшение терморежима, деградацию защитных покрытий, снижение ресурса конструктивных элементов и повышение вероятности отказов. Это, в свою очередь, приводит к росту затрат на мониторинг, обслуживание и страхование.</text:p>
      <text:soft-page-break/>
      <text:p text:style-name="P371">Ключевой практической проблемой, на решение которой ориентирован OrbitScan AI, является недостаточная масштабируемость и воспроизводимость ручного визуального контроля изображений. В условиях увеличения объемов проверок ручной анализ требует значительных временных ресурсов и высокой экспертной квалификации, а результат может зависеть от субъективной оценки, качества изображения, ракурса и условий освещения. Отсутствие стандартизированного подхода к первичному выводу затрудняет сравнение результатов между разными проверками и замедляет принятие решения о дальнейших действиях. В индустриальных условиях особенно важно иметь инструмент, который быстро и одинаково интерпретирует первичные визуальные данные, выделяя случаи повышенного риска и направляя их на углубленную инженерную проверку.</text:p>
      <text:p text:style-name="P372">Проект OrbitScan AI реализует подход первичного скрининга: по входному изображению система автоматически определяет наличие признаков повреждения и формирует вывод в формате классификации Normal/Damage с оценкой уверенности и рекомендацией. Такой формат результата является рациональным и практико‑ориентированным для MVP‑этапа, поскольку он обеспечивает понятную интерпретацию для пользователя и снижает порог внедрения. Гипотеза проекта о том, что сверточная нейронная сеть, обученная на размеченном датасете изображений целостной и поврежденной обшивки, способна надежно различать классы при вариативности условий съемки, получила подтверждение. Достигнутые показатели качества (точность свыше 90% на тестовых данных) и высокая скорость анализа показывают, что OrbitScan AI способен выполнять роль эффективного инструмента первичного контроля.</text:p>
      <text:p text:style-name="P373">Техническая реализация подчеркивает инновационную составляющую проекта. Применение TensorFlow.js и выполнение инференса в браузерной среде делает систему доступной, удобной и ориентированной на быстрый сценарий применения. Дополнительным преимуществом является поддержка локальной обработки данных (Edge AI), что важно в случаях, когда критичны скорость реакции и контроль над исходными материалами. Таким образом, OrbitScan AI представляет собой не только модель машинного обучения, но и комплексное прикладное решение, включающее пользовательский workflow, правила интерпретации результата и<text:s/><text:soft-page-break/>рекомендации, что повышает готовность продукта к демонстрации и последующей адаптации под практические регламенты.</text:p>
      <text:p text:style-name="P374">Важным итогом проекта является наличие четкой перспективы развития, которая усиливает его значимость для индустрии. Следующим этапом является переход от бинарной классификации к детекции и локализации дефектов (object detection), что позволит определять координаты повреждения на изображении и визуально подтверждать результат пользователю. Это существенно повышает интерпретируемость и доверие к системе, а также приближает продукт к задачам технической отчетности и инженерного анализа. Дополнительно предполагается расширение датасета по типам дефектов и условиям съемки, внедрение протокола тестирования, анализ матрицы ошибок и оптимизация порога принятия решения с приоритетом предотвращения пропуска дефектов класса Damage.</text:p>
      <text:p text:style-name="P375">При этом OrbitScan AI корректно позиционируется как инструмент первичной диагностики, а не как замена инженерной экспертизе. Четкое определение границ применимости является сильной стороной проекта, поскольку демонстрирует ответственное отношение к надежности выводов. Система позволяет быстро выделять случаи потенциального риска, снижая нагрузку на специалистов и ускоряя обработку визуальных данных, а стандартизированный формат результата повышает воспроизводимость и пригодность для включения в регламент контроля. Это делает OrbitScan AI перспективным решением для операторов спутников, производителей и организаций, связанных с оценкой рисков, где критичны скорость, единый формат и технологическая доказуемость.</text:p>
      <text:p text:style-name="P376">Таким образом, OrbitScan AI обладает высокой практической значимостью для космической индустрии, так как адресует актуальную задачу повышения надежности эксплуатации космических аппаратов в условиях роста внешних угроз и увеличения объемов данных контроля. Проект демонстрирует техническую реализуемость, достигнутые показатели качества на MVP‑уровне и наличие понятной дорожной карты развития до более функционального решения с локализацией дефектов и автоматизированной отчетностью. Совокупность этих факторов делает OrbitScan AI перспективной основой для дальнейших исследований,<text:s/><text:soft-page-break/>пилотирования в прикладных сценариях и адаптации под промышленный уровень требования</text:p>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text:span text:style-name="T389">[1]</text:span><text:span text:style-name="T390"><text:s/>European Space Agency — Space Debris Environment Report (<text:s/></text:span><text:a xlink:href="https://www.electronicsweekly.com/news/esas-space-environment-report-deems-space-usage-unsustainable-2022-04/#:~:text=The%20European%20Space%20Agency%20(ESA),the%20end%20of%20their%20lives" office:target-frame-name="_top" xlink:show="replace"><text:span text:style-name="T391">https://www.electronicsweekly.com/news/esas-space-environment-report-deems-space-usage-unsustainable-2022-04/#:~:text=The%20European%20Space%20Agency%20(ESA),the%20end%20of%20their%20lives</text:span></text:a><text:span text:style-name="T392"><text:s/>)</text:span></text:p>
      <text:p text:style-name="P393"><text:span text:style-name="T394">[2]</text:span><text:span text:style-name="T395"><text:s text:c="6"/>NASA — Orbital Debris Program Office (<text:s/></text:span><text:a xlink:href="https://orbitaldebris.jsc.nasa.gov/" office:target-frame-name="_top" xlink:show="replace"><text:span text:style-name="T396">https://orbitaldebris.jsc.nasa.gov/</text:span></text:a><text:span text:style-name="T397"><text:s/>)</text:span></text:p>
      <text:p text:style-name="P398"><text:span text:style-name="T399">[3]</text:span><text:span text:style-name="T400"><text:s/>European Space Agency — Satellite Inspection Research (<text:s/></text:span><text:a xlink:href="https://www.masterclass.com/articles/european-space-agency" office:target-frame-name="_top" xlink:show="replace"><text:span text:style-name="T401">https://www.masterclass.com/articles/european-space-agency</text:span></text:a><text:span text:style-name="T402"><text:s/>)</text:span></text:p>
      <text:p text:style-name="P403"><text:span text:style-name="T404">[4]</text:span><text:span text:style-name="T405"><text:s text:c="2"/>MIT — Computer Vision in Aerospace (<text:s/></text:span><text:a xlink:href="https://www.linkedin.com/pulse/computer-vision-aerospace-xis-ai-hqqse" office:target-frame-name="_top" xlink:show="replace"><text:span text:style-name="T406">https://www.linkedin.com/pulse/computer-vision-aerospace-xis-ai-hqqse</text:span></text:a><text:span text:style-name="T407"><text:s/>)</text:span></text:p>
      <text:p text:style-name="P408"><text:span text:style-name="T409">[5] <text:s text:c="2"/>Deep Learning (<text:s/></text:span><text:a xlink:href="https://djvu.online/file/SDiUnIcO0KKne" office:target-frame-name="_top" xlink:show="replace"><text:span text:style-name="T410">https://djvu.online/file/SDiUnIcO0KKne</text:span></text:a><text:span text:style-name="T411"><text:s/></text:span><text:span text:style-name="T412">) <text:s text:c="2"/></text:span></text:p>
      <text:p text:style-name="P413"><text:span text:style-name="T414">[6] <text:s text:c="2"/>SpaceX — Satellite Deployment Reports (<text:s/></text:span><text:a xlink:href="https://www.slingshot.space/" office:target-frame-name="_top" xlink:show="replace"><text:span text:style-name="T415">https://www.slingshot.space/</text:span></text:a><text:span text:style-name="T416"><text:s/>)</text:span></text:p>
      <text:p text:style-name="P417"/>
      <text:p text:style-name="P418"/>
      <text:p text:style-name="P419"/>
      <text:p text:style-name="P420"/>
      <text:p text:style-name="P421"/>
      <text:p text:style-name="P422"/>
      <text:p text:style-name="P423"/>
      <text:p text:style-name="P424"/>
      <text:p text:style-name="P425"/>
      <text:p text:style-name="P4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4916in">
        <style:background-fill draw:fill="solid"/>
      </style:paragraph-properties>
      <style:text-properties style:font-name="Times New Roman"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margin-top="0.1666in" fo:margin-bottom="0in"/>
      <style:text-properties style:font-name="Aptos Display" style:font-name-asian="Times New Roman" style:font-name-complex="Times New Roman" fo:color="#0F4761"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Заголовок4" style:display-name="Заголовок 4" style:family="paragraph" style:parent-style-name="Обычный" style:next-style-name="Обычный"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Верхнийколонтитул" style:display-name="Верхний колонтитул" style:family="paragraph" style:parent-style-name="Обычный">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ВерхнийколонтитулЗнак" style:display-name="Верхний колонтитул Знак" style:family="text" style:parent-style-name="Основнойшрифтабзаца"/>
    <style:style style:name="Нижнийколонтитул" style:display-name="Нижний колонтитул" style:family="paragraph" style:parent-style-name="Обычный">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НижнийколонтитулЗнак" style:display-name="Нижний колонтитул Знак" style:family="text" style:parent-style-name="Основнойшрифтабзаца"/>
    <style:style style:name="ОбычныйИнтернет" style:display-name="Обычный (Интернет)" style:family="paragraph" style:parent-style-name="Обычный">
      <style:paragraph-properties style:vertical-align="auto" fo:margin-top="0.0694in" fo:margin-bottom="0.0694in" fo:line-height="100%"/>
      <style:text-properties style:font-name-complex="Times New Roman" style:language-asian="ru" style:country-asian="RU" fo:hyphenate="true"/>
    </style:style>
    <style:style style:name="Гиперссылка" style:display-name="Гиперссылка" style:family="text" style:parent-style-name="Основнойшрифтабзаца">
      <style:text-properties fo:color="#467886" style:text-underline-type="single" style:text-underline-style="solid" style:text-underline-width="auto" style:text-underline-mode="continuous"/>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citation-603" style:display-name="citation-603" style:family="text" style:parent-style-name="Основнойшрифтабзаца"/>
    <style:style style:name="citation-602" style:display-name="citation-602" style:family="text" style:parent-style-name="Основнойшрифтабзаца"/>
    <style:style style:name="Заголовок1Знак" style:display-name="Заголовок 1 Знак" style:family="text" style:parent-style-name="Основнойшрифтабзаца">
      <style:text-properties style:font-name="Aptos Display" style:font-name-asian="Times New Roman" style:font-name-complex="Times New Roman" fo:color="#0F4761"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list-format-name="NLF0" style:num-format="1" text:start-value="3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Нижнийколонтитул" style:family="paragraph">
      <style:paragraph-properties fo:text-align="center"/>
    </style:style>
  </office:automatic-styles>
  <office:master-styles>
    <style:master-page style:name="MP0" style:page-layout-name="PL0">
      <style:footer>
        <text:p text:style-name="P2"><text:page-number text:fixed="false">2</text:page-number></text:p>
        <text:p text:style-name="Нижнийколонтитул"/>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мариям аширбек</meta:initial-creator>
    <dc:creator>Айсана Жангалиева</dc:creator>
    <meta:creation-date>2026-02-28T16:18:00Z</meta:creation-date>
    <dc:date>2026-02-28T16:18:00Z</dc:date>
    <meta:template xlink:href="Normal.dotm" xlink:type="simple"/>
    <meta:editing-cycles>2</meta:editing-cycles>
    <meta:editing-duration>PT0S</meta:editing-duration>
    <meta:document-statistic meta:page-count="18" meta:paragraph-count="44" meta:word-count="3314" meta:character-count="22161" meta:row-count="157" meta:non-whitespace-character-count="18891"/>
  </office:meta>
</office:document-meta>
</file>